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47" style:family="paragraph" style:parent-style-name="Standard">
      <style:paragraph-properties fo:text-align="center" style:justify-single-word="false"/>
      <style:text-properties fo:color="#ff0000" loext:opacity="100%" fo:font-size="20pt" fo:font-weight="bold" officeooo:rsid="0063cc50" officeooo:paragraph-rsid="0063cc50" style:font-size-asian="20pt" style:font-weight-asian="bold" style:font-size-complex="20pt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042f" officeooo:paragraph-rsid="001e042f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8e16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c5b0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c5b0" officeooo:paragraph-rsid="001ec5b0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02922" officeooo:paragraph-rsid="00202922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e65d" officeooo:paragraph-rsid="0022e65d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3f4b3" officeooo:paragraph-rsid="0023f4b3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4fc0c" officeooo:paragraph-rsid="0024fc0c" style:font-size-asian="10.5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5cb3a" officeooo:paragraph-rsid="0025cb3a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275f20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5fcb05" style:font-size-asian="10.5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2ab272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467a1b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c2ee" officeooo:paragraph-rsid="002ac2ee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6ede" officeooo:paragraph-rsid="002d6ede" style:font-size-asian="10.5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f28e" officeooo:paragraph-rsid="002df28e" style:font-size-asian="10.5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1e4" officeooo:paragraph-rsid="002fc1e4" style:font-size-asian="10.5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6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7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88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32276" officeooo:paragraph-rsid="00332276" style:font-size-asian="10.5pt" style:font-weight-asian="normal" style:font-size-complex="12pt" style:font-weight-complex="normal"/>
    </style:style>
    <style:style style:name="P89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0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1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2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3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4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5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7a750" officeooo:paragraph-rsid="0037a750" style:font-size-asian="10.5pt" style:font-weight-asian="normal" style:font-size-complex="12pt" style:font-weight-complex="normal"/>
    </style:style>
    <style:style style:name="P96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9f06f" officeooo:paragraph-rsid="0039f06f" style:font-size-asian="10.5pt" style:font-weight-asian="normal" style:font-size-complex="12pt" style:font-weight-complex="normal"/>
    </style:style>
    <style:style style:name="P97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ca742" officeooo:paragraph-rsid="003ca742" style:font-size-asian="10.5pt" style:font-weight-asian="normal" style:font-size-complex="12pt" style:font-weight-complex="normal"/>
    </style:style>
    <style:style style:name="P98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7013aa" officeooo:paragraph-rsid="007013aa" style:font-size-asian="10.5pt" style:font-weight-asian="normal" style:font-size-complex="12pt" style:font-weight-complex="normal"/>
    </style:style>
    <style:style style:name="P99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0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1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865b" officeooo:paragraph-rsid="003d865b" style:font-size-asian="10.5pt" style:font-weight-asian="normal" style:font-size-complex="12pt" style:font-weight-complex="normal"/>
    </style:style>
    <style:style style:name="P102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ee70c" officeooo:paragraph-rsid="003ee70c" style:font-size-asian="10.5pt" style:font-weight-asian="normal" style:font-size-complex="12pt" style:font-weight-complex="normal"/>
    </style:style>
    <style:style style:name="P103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0cf51" officeooo:paragraph-rsid="0040cf51" style:font-size-asian="10.5pt" style:font-weight-asian="normal" style:font-size-complex="12pt" style:font-weight-complex="normal"/>
    </style:style>
    <style:style style:name="P104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ce59" officeooo:paragraph-rsid="0042ce59" style:font-size-asian="10.5pt" style:font-weight-asian="normal" style:font-size-complex="12pt" style:font-weight-complex="normal"/>
    </style:style>
    <style:style style:name="P105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6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7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8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9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fd96" officeooo:paragraph-rsid="0043fd96" style:font-size-asian="10.5pt" style:font-weight-asian="normal" style:font-size-complex="12pt" style:font-weight-complex="normal"/>
    </style:style>
    <style:style style:name="P110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1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2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3e08" officeooo:paragraph-rsid="00463e08" style:font-size-asian="10.5pt" style:font-weight-asian="normal" style:font-size-complex="12pt" style:font-weight-complex="normal"/>
    </style:style>
    <style:style style:name="P113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4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5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6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7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6763c0" style:font-size-asian="10.5pt" style:font-weight-asian="normal" style:font-size-complex="12pt" style:font-weight-complex="normal"/>
    </style:style>
    <style:style style:name="P118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63cc50" officeooo:paragraph-rsid="0063cc50" style:font-size-asian="10.5pt" style:font-weight-asian="normal" style:font-size-complex="12pt" style:font-weight-complex="normal"/>
    </style:style>
    <style:style style:name="P119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84973" officeooo:paragraph-rsid="00484973" style:font-size-asian="10.5pt" style:font-weight-asian="normal" style:font-size-complex="12pt" style:font-weight-complex="normal"/>
    </style:style>
    <style:style style:name="P120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258c" officeooo:paragraph-rsid="004a258c" style:font-size-asian="10.5pt" style:font-weight-asian="normal" style:font-size-complex="12pt" style:font-weight-complex="normal"/>
    </style:style>
    <style:style style:name="P121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2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3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cd5d2" officeooo:paragraph-rsid="004cd5d2" style:font-size-asian="10.5pt" style:font-weight-asian="normal" style:font-size-complex="12pt" style:font-weight-complex="normal"/>
    </style:style>
    <style:style style:name="P124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ea7aa" officeooo:paragraph-rsid="004ea7aa" style:font-size-asian="10.5pt" style:font-weight-asian="normal" style:font-size-complex="12pt" style:font-weight-complex="normal"/>
    </style:style>
    <style:style style:name="P125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1982a" officeooo:paragraph-rsid="0051982a" style:font-size-asian="10.5pt" style:font-weight-asian="normal" style:font-size-complex="12pt" style:font-weight-complex="normal"/>
    </style:style>
    <style:style style:name="P126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26696" officeooo:paragraph-rsid="00526696" style:font-size-asian="10.5pt" style:font-weight-asian="normal" style:font-size-complex="12pt" style:font-weight-complex="normal"/>
    </style:style>
    <style:style style:name="P127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128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645c6" officeooo:paragraph-rsid="005645c6" style:font-size-asian="10.5pt" style:font-weight-asian="normal" style:font-size-complex="12pt" style:font-weight-complex="normal"/>
    </style:style>
    <style:style style:name="P129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7eb9a" officeooo:paragraph-rsid="0057eb9a" style:font-size-asian="10.5pt" style:font-weight-asian="normal" style:font-size-complex="12pt" style:font-weight-complex="normal"/>
    </style:style>
    <style:style style:name="P130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add21" officeooo:paragraph-rsid="005add21" style:font-size-asian="10.5pt" style:font-weight-asian="normal" style:font-size-complex="12pt" style:font-weight-complex="normal"/>
    </style:style>
    <style:style style:name="P131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bb9ef" officeooo:paragraph-rsid="005bb9ef" style:font-size-asian="10.5pt" style:font-weight-asian="normal" style:font-size-complex="12pt" style:font-weight-complex="normal"/>
    </style:style>
    <style:style style:name="P132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3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4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1a0e" officeooo:paragraph-rsid="005f1a0e" style:font-size-asian="10.5pt" style:font-weight-asian="normal" style:font-size-complex="12pt" style:font-weight-complex="normal"/>
    </style:style>
    <style:style style:name="P135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6" style:family="paragraph" style:parent-style-name="Standard" style:list-style-name="L21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7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8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9" style:family="paragraph" style:parent-style-name="Standard" style:list-style-name="L23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0" style:family="paragraph" style:parent-style-name="Standard" style:list-style-name="L24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officeooo:rsid="002ab272" officeooo:paragraph-rsid="002ab272"/>
    </style:style>
    <style:style style:name="P142" style:family="paragraph" style:parent-style-name="Standard" style:list-style-name="L4">
      <style:paragraph-properties fo:text-align="start" style:justify-single-word="false"/>
      <style:text-properties officeooo:rsid="002ac2ee" officeooo:paragraph-rsid="002ac2ee"/>
    </style:style>
    <style:style style:name="P143" style:family="paragraph" style:parent-style-name="Standard" style:list-style-name="L11">
      <style:paragraph-properties fo:text-align="start" style:justify-single-word="false"/>
      <style:text-properties officeooo:rsid="0037a750" officeooo:paragraph-rsid="0037a750"/>
    </style:style>
    <style:style style:name="P144" style:family="paragraph" style:parent-style-name="Standard" style:list-style-name="L17">
      <style:paragraph-properties fo:text-align="start" style:justify-single-word="false"/>
      <style:text-properties officeooo:rsid="0047fe9b" officeooo:paragraph-rsid="0047fe9b"/>
    </style:style>
    <style:style style:name="P145" style:family="paragraph" style:parent-style-name="Standard" style:list-style-name="L17">
      <style:paragraph-properties fo:text-align="start" style:justify-single-word="false"/>
      <style:text-properties officeooo:rsid="00484973" officeooo:paragraph-rsid="00484973"/>
    </style:style>
    <style:style style:name="P146" style:family="paragraph" style:parent-style-name="Standard" style:list-style-name="L17">
      <style:paragraph-properties fo:text-align="start" style:justify-single-word="false"/>
      <style:text-properties officeooo:rsid="004a258c" officeooo:paragraph-rsid="004a258c"/>
    </style:style>
    <style:style style:name="P147" style:family="paragraph" style:parent-style-name="Standard" style:list-style-name="L18">
      <style:paragraph-properties fo:text-align="start" style:justify-single-word="false"/>
      <style:text-properties officeooo:rsid="004ae1f4" officeooo:paragraph-rsid="004ae1f4"/>
    </style:style>
    <style:style style:name="P148" style:family="paragraph" style:parent-style-name="Standard" style:list-style-name="L18">
      <style:paragraph-properties fo:text-align="start" style:justify-single-word="false"/>
      <style:text-properties officeooo:rsid="004cd5d2" officeooo:paragraph-rsid="004cd5d2"/>
    </style:style>
    <style:style style:name="P149" style:family="paragraph" style:parent-style-name="Standard" style:list-style-name="L22">
      <style:paragraph-properties fo:text-align="start" style:justify-single-word="false"/>
      <style:text-properties officeooo:rsid="005fad93" officeooo:paragraph-rsid="005fad93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style:style style:name="T8" style:family="text">
      <style:text-properties officeooo:rsid="001e8e16"/>
    </style:style>
    <style:style style:name="T9" style:family="text">
      <style:text-properties officeooo:rsid="001ec5b0"/>
    </style:style>
    <style:style style:name="T10" style:family="text">
      <style:text-properties officeooo:rsid="00202922"/>
    </style:style>
    <style:style style:name="T11" style:family="text">
      <style:text-properties officeooo:rsid="0021c24a"/>
    </style:style>
    <style:style style:name="T12" style:family="text">
      <style:text-properties officeooo:rsid="0022330d"/>
    </style:style>
    <style:style style:name="T13" style:family="text">
      <style:text-properties officeooo:rsid="0023f4b3"/>
    </style:style>
    <style:style style:name="T14" style:family="text">
      <style:text-properties officeooo:rsid="0024fc0c"/>
    </style:style>
    <style:style style:name="T15" style:family="text">
      <style:text-properties officeooo:rsid="0025cb3a"/>
    </style:style>
    <style:style style:name="T1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8d123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ac2ee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2c874a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36ca13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484973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4a258c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4ae1f4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4c3d07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4ea7aa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5fc792" style:font-size-asian="10.5pt" style:font-weight-asian="normal" style:font-size-complex="12pt" style:font-weight-complex="normal"/>
    </style:style>
    <style:style style:name="T27" style:family="text">
      <style:text-properties officeooo:rsid="002fca4c"/>
    </style:style>
    <style:style style:name="T28" style:family="text">
      <style:text-properties officeooo:rsid="003137b1"/>
    </style:style>
    <style:style style:name="T29" style:family="text">
      <style:text-properties officeooo:rsid="00347931"/>
    </style:style>
    <style:style style:name="T30" style:family="text">
      <style:text-properties officeooo:rsid="0039f06f"/>
    </style:style>
    <style:style style:name="T31" style:family="text">
      <style:text-properties officeooo:rsid="003ad6c1"/>
    </style:style>
    <style:style style:name="T32" style:family="text">
      <style:text-properties officeooo:rsid="003d0919"/>
    </style:style>
    <style:style style:name="T33" style:family="text">
      <style:text-properties officeooo:rsid="0040cf51"/>
    </style:style>
    <style:style style:name="T34" style:family="text">
      <style:text-properties officeooo:rsid="0042ce59"/>
    </style:style>
    <style:style style:name="T35" style:family="text">
      <style:text-properties officeooo:rsid="0042e669"/>
    </style:style>
    <style:style style:name="T36" style:family="text">
      <style:text-properties officeooo:rsid="0045e2bc"/>
    </style:style>
    <style:style style:name="T37" style:family="text">
      <style:text-properties officeooo:rsid="00467a1b"/>
    </style:style>
    <style:style style:name="T38" style:family="text">
      <style:text-properties officeooo:rsid="004cd5d2"/>
    </style:style>
    <style:style style:name="T39" style:family="text">
      <style:text-properties officeooo:rsid="00545d50"/>
    </style:style>
    <style:style style:name="T40" style:family="text">
      <style:text-properties officeooo:rsid="0058f64f"/>
    </style:style>
    <style:style style:name="T41" style:family="text">
      <style:text-properties officeooo:rsid="005add21"/>
    </style:style>
    <style:style style:name="T42" style:family="text">
      <style:text-properties officeooo:rsid="005bb9ef"/>
    </style:style>
    <style:style style:name="T43" style:family="text">
      <style:text-properties officeooo:rsid="005d5ce2"/>
    </style:style>
    <style:style style:name="T44" style:family="text">
      <style:text-properties officeooo:rsid="005fad93"/>
    </style:style>
    <style:style style:name="T45" style:family="text">
      <style:text-properties officeooo:rsid="005fcb05"/>
    </style:style>
    <style:style style:name="T46" style:family="text">
      <style:text-properties officeooo:rsid="0060f42c"/>
    </style:style>
    <style:style style:name="T47" style:family="text">
      <style:text-properties officeooo:rsid="006158e5"/>
    </style:style>
    <style:style style:name="T48" style:family="text">
      <style:text-properties officeooo:rsid="0062f786"/>
    </style:style>
    <style:style style:name="T49" style:family="text">
      <style:text-properties officeooo:rsid="00656dc9"/>
    </style:style>
    <style:style style:name="T50" style:family="text">
      <style:text-properties officeooo:rsid="0067c225"/>
    </style:style>
    <style:style style:name="T51" style:family="text">
      <style:text-properties officeooo:rsid="00681301"/>
    </style:style>
    <style:style style:name="T52" style:family="text">
      <style:text-properties style:text-underline-style="none"/>
    </style:style>
    <style:style style:name="T53" style:family="text">
      <style:text-properties officeooo:rsid="00688b3a"/>
    </style:style>
    <style:style style:name="T54" style:family="text">
      <style:text-properties officeooo:rsid="00696eec"/>
    </style:style>
    <style:style style:name="T55" style:family="text">
      <style:text-properties officeooo:rsid="006a5128"/>
    </style:style>
    <style:style style:name="T56" style:family="text">
      <style:text-properties officeooo:rsid="006d2c5a"/>
    </style:style>
    <style:style style:name="T57" style:family="text">
      <style:text-properties officeooo:rsid="006eb64e"/>
    </style:style>
    <style:style style:name="T58" style:family="text">
      <style:text-properties officeooo:rsid="00705db9"/>
    </style:style>
    <style:style style:name="T59" style:family="text">
      <style:text-properties officeooo:rsid="0072ac01"/>
    </style:style>
    <style:style style:name="T60" style:family="text">
      <style:text-properties officeooo:rsid="007452f4"/>
    </style:style>
    <style:style style:name="T61" style:family="text">
      <style:text-properties officeooo:rsid="007493f4"/>
    </style:style>
    <style:style style:name="T62" style:family="text">
      <style:text-properties officeooo:rsid="0075de01"/>
    </style:style>
    <style:style style:name="T63" style:family="text">
      <style:text-properties officeooo:rsid="007687cf"/>
    </style:style>
    <style:style style:name="T64" style:family="text">
      <style:text-properties officeooo:rsid="007856c0"/>
    </style:style>
    <style:style style:name="T65" style:family="text">
      <style:text-properties officeooo:rsid="00799ebb"/>
    </style:style>
    <style:style style:name="T66" style:family="text">
      <style:text-properties officeooo:rsid="007b4778"/>
    </style:style>
    <style:style style:name="T67" style:family="text">
      <style:text-properties officeooo:rsid="007e280d"/>
    </style:style>
    <style:style style:name="T68" style:family="text">
      <style:text-properties officeooo:rsid="007ee6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Wróć potem do strony 13 <text:span text:style-name="T1">!!!</text:span></text:p>
      <text:p text:style-name="P47">27</text:p>
      <text:p text:style-name="P1">Abilities—A</text:p>
      <text:p text:style-name="P1"/>
      <text:list xml:id="list315883143" text:style-name="L1">
        <text:list-item>
          <text:p text:style-name="P48">A Smile and a Word (Uśmiech i Słowo)</text:p>
        </text:list-item>
        <text:list-item>
          <text:p text:style-name="P48">Able Assistance (Przydatna Pomoc)</text:p>
        </text:list-item>
        <text:list-item>
          <text:p text:style-name="P48">Absorb Energy (Absorpcja Energii)</text:p>
        </text:list-item>
        <text:list-item>
          <text:p text:style-name="P48">Absorb Kinetic Energy (Absorpcja Energii Kinetycznej)</text:p>
        </text:list-item>
        <text:list-item>
          <text:p text:style-name="P48">Absorb Pure Energy (Absorpcja Czystej Eneergii)</text:p>
        </text:list-item>
        <text:list-item>
          <text:p text:style-name="P48">Accelerate (Akceleracja)</text:p>
        </text:list-item>
        <text:list-item>
          <text:p text:style-name="P48">Acrobatic Attack (Akrobatyczny Atak)</text:p>
        </text:list-item>
        <text:list-item>
          <text:p text:style-name="P48">Action Procesor (Procesor Akcji)</text:p>
        </text:list-item>
        <text:list-item>
          <text:p text:style-name="P48">Adaptation (Adaptacja)</text:p>
        </text:list-item>
        <text:list-item>
          <text:p text:style-name="P48">Adroit Cypher User (Zaawansowany Użytkownik Cypherów)</text:p>
        </text:list-item>
        <text:list-item>
          <text:p text:style-name="P48">Advanced Command (Zaawansowany Rozkaz)</text:p>
        </text:list-item>
        <text:list-item>
          <text:p text:style-name="P48">Advantage to Disadvantage (Atak z Ro<text:span text:style-name="T2">z</text:span>brojeniem)</text:p>
        </text:list-item>
        <text:list-item>
          <text:p text:style-name="P48">Advantages of Being Bi<text:span text:style-name="T3">g</text:span> (Zalety Bycia Dużym)</text:p>
        </text:list-item>
        <text:list-item>
          <text:p text:style-name="P48">Advantages of Being Small (Zalety Bycia Małym)</text:p>
        </text:list-item>
        <text:list-item>
          <text:p text:style-name="P49">Advi<text:span text:style-name="T61">c</text:span>e From a Friend (Porada od Przyjaciela)</text:p>
        </text:list-item>
        <text:list-item>
          <text:p text:style-name="P49">Again and Again (Znowu i Znowu)</text:p>
        </text:list-item>
        <text:list-item>
          <text:p text:style-name="P49">Ageless (Nieśmiertelny)</text:p>
        </text:list-item>
        <text:list-item>
          <text:p text:style-name="P49">Agent Provocateur (Agent-Prowokator)</text:p>
        </text:list-item>
        <text:list-item>
          <text:p text:style-name="P49">Aggression (Agresja)</text:p>
        </text:list-item>
        <text:list-item>
          <text:p text:style-name="P49">Agile Wit (Szybki Umysł)</text:p>
        </text:list-item>
        <text:list-item>
          <text:p text:style-name="P49">All-Out Con (Wysokie Skupienie)</text:p>
        </text:list-item>
        <text:list-item>
          <text:p text:style-name="P49">Alleviate (Uzdrowienie)</text:p>
        </text:list-item>
        <text:list-item>
          <text:p text:style-name="P49">Alley Rat (Szczur Miejski)</text:p>
        </text:list-item>
        <text:list-item>
          <text:p text:style-name="P49">Always Tinkering (Zawsze Majsterkując)</text:p>
        </text:list-item>
        <text:list-item>
          <text:p text:style-name="P49">Amazing Copying (Cudowne Kopiowanie)</text:p>
        </text:list-item>
        <text:list-item>
          <text:p text:style-name="P49">Amazing Effort (Dodatkowy Wysiłek)</text:p>
        </text:list-item>
        <text:list-item>
          <text:p text:style-name="P49">Amazing Leap (Wielki Skok)</text:p>
        </text:list-item>
        <text:list-item>
          <text:p text:style-name="P49">Ambusher (Czatownik)</text:p>
        </text:list-item>
        <text:list-item>
          <text:p text:style-name="P49">Amplify Sounds (Wzmocnienie Dźwięku)</text:p>
        </text:list-item>
        <text:list-item>
          <text:p text:style-name="P50">Anecdote <text:s/>(Anegdota) </text:p>
        </text:list-item>
        <text:list-item>
          <text:p text:style-name="P50">Animal Scrying (Zwierzęce Szpiegowanie ???)</text:p>
        </text:list-item>
        <text:list-item>
          <text:p text:style-name="P50">Animal Shape (Zwierzęcy Kształt)</text:p>
        </text:list-item>
        <text:list-item>
          <text:p text:style-name="P50">A<text:span text:style-name="T4">nswering Attack (Riposta)</text:span></text:p>
        </text:list-item>
        <text:list-item>
          <text:p text:style-name="P51">Anticipate Attack (Uprzedz<text:span text:style-name="T54">e</text:span>nie Ataku)</text:p>
        </text:list-item>
        <text:list-item>
          <text:p text:style-name="P51">Anticipation (Przebłysk)</text:p>
        </text:list-item>
        <text:list-item>
          <text:p text:style-name="P51">Automatic Glow (Automatyczny Blask)</text:p>
        </text:list-item>
        <text:list-item>
          <text:p text:style-name="P51">Applying Your Knowledge (Stosowanie Swojej Wiedzy)</text:p>
        </text:list-item>
        <text:list-item>
          <text:p text:style-name="P51">Apportation (Aportacja)</text:p>
        </text:list-item>
        <text:list-item>
          <text:p text:style-name="P51">Aquatic Combatant (Wodny Wojownik)</text:p>
        </text:list-item>
        <text:list-item>
          <text:p text:style-name="P51">Arc Spraw (Potrójny Wystrzał)</text:p>
        </text:list-item>
        <text:list-item>
          <text:p text:style-name="P51">Arcane Flare (Magiczny Błysk)</text:p>
        </text:list-item>
        <text:list-item>
          <text:p text:style-name="P51">Artifact Scavenger (<text:span text:style-name="T5">Artefakty z Odzysku)</text:span></text:p>
        </text:list-item>
        <text:list-item>
          <text:p text:style-name="P52">Artifact Tinkerer (Mechanik Artefaktów)</text:p>
        </text:list-item>
        <text:list-item>
          <text:p text:style-name="P52">As Foretold in Prophercy (Jak Przepowiedziano)</text:p>
        </text:list-item>
        <text:list-item>
          <text:p text:style-name="P52">As if One Cr<text:span text:style-name="T6">e</text:span>ature (Jak Jedna Istota)</text:p>
        </text:list-item>
        <text:list-item>
          <text:p text:style-name="P53">Assassin Skills (Umiejętności Zabójcy)</text:p>
        </text:list-item>
        <text:list-item>
          <text:p text:style-name="P53">Assasin Strike (Cios Skrytobójcy)</text:p>
        </text:list-item>
        <text:list-item>
          <text:p text:style-name="P53"><text:soft-page-break/>Asserting Your Priviledge (Potwierdzenie Własnego Przywileju)</text:p>
        </text:list-item>
        <text:list-item>
          <text:p text:style-name="P54">Assume Control (Przejęcie Kontroli)</text:p>
        </text:list-item>
        <text:list-item>
          <text:p text:style-name="P54">Athlete (Atleta)</text:p>
        </text:list-item>
        <text:list-item>
          <text:p text:style-name="P54">Attack and Attack Again (Atak i Ponowny Atak)</text:p>
        </text:list-item>
        <text:list-item>
          <text:p text:style-name="P54">Attack Flourish (Estetyczny Atak)</text:p>
        </text:list-item>
        <text:list-item>
          <text:p text:style-name="P54">Augment Cypher (Modyfikacja Cyphera)</text:p>
        </text:list-item>
        <text:list-item>
          <text:p text:style-name="P54">Autodoctor (Autodoktor)</text:p>
        </text:list-item>
        <text:list-item>
          <text:p text:style-name="P54">Awareness (Świadomość)</text:p>
        </text:list-item>
      </text:list>
      <text:p text:style-name="P2"/>
      <text:p text:style-name="P3">B</text:p>
      <text:p text:style-name="P3"/>
      <text:list xml:id="list3753713986" text:style-name="L2">
        <text:list-item>
          <text:p text:style-name="P55">Babel (Babel)</text:p>
        </text:list-item>
        <text:list-item>
          <text:p text:style-name="P55">Balance (Balansowanie)</text:p>
        </text:list-item>
        <text:list-item>
          <text:p text:style-name="P55">Band of Desperados (Drużyna Desperados)</text:p>
        </text:list-item>
        <text:list-item>
          <text:p text:style-name="P55">Band of Followers (<text:span text:style-name="T52">Drużyna</text:span> <text:span text:style-name="T54">Kompanów</text:span>)</text:p>
        </text:list-item>
        <text:list-item>
          <text:p text:style-name="P55">Bash (Ogłuszenie)</text:p>
        </text:list-item>
        <text:list-item>
          <text:p text:style-name="P55">Basic Follower (Podstawowy <text:span text:style-name="T54">Kompan</text:span>)</text:p>
        </text:list-item>
        <text:list-item>
          <text:p text:style-name="P55">Battle Management (Zarządzanie Bitwą)</text:p>
        </text:list-item>
        <text:list-item>
          <text:p text:style-name="P55">Battlefield Tactician (Taktyk Pola Walki)</text:p>
        </text:list-item>
        <text:list-item>
          <text:p text:style-name="P55">Beast Call (Zew Dziczy)</text:p>
        </text:list-item>
        <text:list-item>
          <text:p text:style-name="P55">Beast Companion (Zwierzęcy <text:span text:style-name="T54">Kompan</text:span>)</text:p>
        </text:list-item>
        <text:list-item>
          <text:p text:style-name="P55">Beast Eyes (Oczy Bestii)</text:p>
        </text:list-item>
        <text:list-item>
          <text:p text:style-name="P55">Beast Form (Likantropia)</text:p>
        </text:list-item>
        <text:list-item>
          <text:p text:style-name="P55">Beneath Notice (Niezauważalny)</text:p>
        </text:list-item>
        <text:list-item>
          <text:p text:style-name="P55">Bestiary Knowledge (Wiedza z Bestiariusza)</text:p>
        </text:list-item>
        <text:list-item>
          <text:p text:style-name="P55">Betrayal (Zdrada)</text:p>
        </text:list-item>
        <text:list-item>
          <text:p text:style-name="P56">Better Living Through Chemistry (Lepsze Życie Dzięki Chemii)</text:p>
        </text:list-item>
        <text:list-item>
          <text:p text:style-name="P56">Better Surprise Attack (Lepszy Atak z Zaskoczenia)</text:p>
        </text:list-item>
        <text:list-item>
          <text:p text:style-name="P56">Bigger (Większy)</text:p>
        </text:list-item>
        <text:list-item>
          <text:p text:style-name="P56">Bigger Animal Shape (Większy Zwierzęcy Kształt)</text:p>
        </text:list-item>
        <text:list-item>
          <text:p text:style-name="P56">Bigger Beast Form (Większy Likantrop)</text:p>
        </text:list-item>
        <text:list-item>
          <text:p text:style-name="P56">Biomorphic Detonation (Detonacji Biomorficzna)</text:p>
        </text:list-item>
        <text:list-item>
          <text:p text:style-name="P57">Biomorphic Healing (Biomorficzne Leczenie)</text:p>
        </text:list-item>
        <text:list-item>
          <text:p text:style-name="P57">Blameless (Spryciula)</text:p>
        </text:list-item>
        <text:list-item>
          <text:p text:style-name="P57">Blend In (Zlanie się z Tłem)</text:p>
        </text:list-item>
        <text:list-item>
          <text:p text:style-name="P57">Blessing of the Gods (Błogosławieństwo Bóstw)</text:p>
        </text:list-item>
        <text:list-item>
          <text:p text:style-name="P57">Blind Machine (Oślepienie Maszyny)</text:p>
        </text:list-item>
        <text:list-item>
          <text:p text:style-name="P57">Blinding Attack (Oślepiający Atak)</text:p>
        </text:list-item>
        <text:list-item>
          <text:p text:style-name="P57">Blink of an Eye (W Mgnieniu Oka)</text:p>
        </text:list-item>
        <text:list-item>
          <text:p text:style-name="P57">Block (Blok)</text:p>
        </text:list-item>
        <text:list-item>
          <text:p text:style-name="P57">Block for Another (<text:span text:style-name="T7">Chronienie Sprzymierzeńca</text:span>)</text:p>
        </text:list-item>
        <text:list-item>
          <text:p text:style-name="P58">Blood Fever (Gorączka Krwi)</text:p>
        </text:list-item>
        <text:list-item>
          <text:p text:style-name="P58">Bloodlust (Zew Krwi)</text:p>
        </text:list-item>
        <text:list-item>
          <text:p text:style-name="P58">Blurring Speed (Rozmazana Prędkość)</text:p>
        </text:list-item>
        <text:list-item>
          <text:p text:style-name="P58">Body Morph (Zmiana Ciała)</text:p>
        </text:list-item>
        <text:list-item>
          <text:p text:style-name="P58">Bolt Rider (Jeździec Błyskawicy)</text:p>
        </text:list-item>
        <text:list-item>
          <text:p text:style-name="P58">Bolts of Power (Promienie Mocy)</text:p>
        </text:list-item>
        <text:list-item>
          <text:p text:style-name="P58">Bolster Illusion (Urealnienie Iluzji)</text:p>
        </text:list-item>
        <text:list-item>
          <text:p text:style-name="P58">Boost Manifest Cypher (Ulepsz Materialny Cypher)</text:p>
        </text:list-item>
        <text:list-item>
          <text:p text:style-name="P58">Boost Manifest Cypher Function (Ulepsz Funkcjonowanie Materialnego Cyphera)</text:p>
        </text:list-item>
        <text:list-item>
          <text:p text:style-name="P58">Bouncind Shield (Skacząca Tarcza)</text:p>
        </text:list-item>
        <text:list-item>
          <text:p text:style-name="P58">Bound Magic Creature (Zwią<text:span text:style-name="T63">zana</text:span> Magiczn<text:span text:style-name="T63">a</text:span> Istot<text:span text:style-name="T63">a</text:span>)</text:p>
        </text:list-item>
        <text:list-item>
          <text:p text:style-name="P58"><text:soft-page-break/>Brainwashing (Pranie Mózgu)</text:p>
        </text:list-item>
        <text:list-item>
          <text:p text:style-name="P58">Break the Line (Przełamanie Linii) </text:p>
        </text:list-item>
        <text:list-item>
          <text:p text:style-name="P58">Break the Ranks (Ruch i Multiatak)</text:p>
        </text:list-item>
        <text:list-item>
          <text:p text:style-name="P58">Break Their Mind (Przełamanie Umysłów)</text:p>
        </text:list-item>
        <text:list-item>
          <text:p text:style-name="P59">Breaker (Niszczyciel)</text:p>
        </text:list-item>
        <text:list-item>
          <text:p text:style-name="P59">Brute Strike (Brutalne Uderzenie)</text:p>
        </text:list-item>
        <text:list-item>
          <text:p text:style-name="P59">Buddy System (Koleżka)</text:p>
        </text:list-item>
        <text:list-item>
          <text:p text:style-name="P59">Built-in Weaponry (Wbudowanie Bronie)</text:p>
        </text:list-item>
        <text:list-item>
          <text:p text:style-name="P59">Burning Light (Palące Światło)</text:p>
        </text:list-item>
        <text:list-item>
          <text:p text:style-name="P59">Burst of Escape (Ucieczka)</text:p>
        </text:list-item>
        <text:list-item>
          <text:p text:style-name="P59">Bypass Barrier (Przeniknięcie Przez Barierę)</text:p>
        </text:list-item>
      </text:list>
      <text:p text:style-name="P4"/>
      <text:p text:style-name="P5">C</text:p>
      <text:p text:style-name="P4"/>
      <text:list xml:id="list1407034494" text:style-name="L3">
        <text:list-item>
          <text:p text:style-name="P60">Call Dead Spirit (Wezwanie Ducha)</text:p>
        </text:list-item>
        <text:list-item>
          <text:p text:style-name="P60">Call in Favor (<text:span text:style-name="T8">Przysługa)</text:span></text:p>
        </text:list-item>
        <text:list-item>
          <text:p text:style-name="P61">Call Otherworldly Spirit (Wezwanie Międzywymiarowego Ducha)</text:p>
        </text:list-item>
        <text:list-item>
          <text:p text:style-name="P61">Call The Storm (Wezwanie Burzy)</text:p>
        </text:list-item>
        <text:list-item>
          <text:p text:style-name="P61">Call Swarm (Wezwanie Roju)</text:p>
        </text:list-item>
        <text:list-item>
          <text:p text:style-name="P61">Call Through Time (Wezwanie Przez Czas)</text:p>
        </text:list-item>
        <text:list-item>
          <text:p text:style-name="P61">Calm (Uspokojenie)</text:p>
        </text:list-item>
        <text:list-item>
          <text:p text:style-name="P61">Calm Stranger (<text:span text:style-name="T52">Uspokojenie</text:span> Nieznajomego)</text:p>
        </text:list-item>
        <text:list-item>
          <text:p text:style-name="P61">Capable Warrior (Zręczny Wojownik)</text:p>
        </text:list-item>
        <text:list-item>
          <text:p text:style-name="P61">Captiv<text:span text:style-name="T65">a</text:span>te or Inspire (Zachwyt lub Inspiracja)</text:p>
        </text:list-item>
        <text:list-item>
          <text:p text:style-name="P61">Captivate With Starshine (Zachwyt Światła Gwiazd)</text:p>
        </text:list-item>
        <text:list-item>
          <text:p text:style-name="P61">Car Surfer (Surfer Aut)</text:p>
        </text:list-item>
        <text:list-item>
          <text:p text:style-name="P61">Careful Aim (Ostrożny Rzut)</text:p>
        </text:list-item>
        <text:list-item>
          <text:p text:style-name="P61">Careful Shot (Ostrożny Strzał)</text:p>
        </text:list-item>
        <text:list-item>
          <text:p text:style-name="P61">Cast Ilusion (Rzuć Iluzję)</text:p>
        </text:list-item>
        <text:list-item>
          <text:p text:style-name="P61">Castigate (Przerażenie)</text:p>
        </text:list-item>
        <text:list-item>
          <text:p text:style-name="P62">Celebrity Talent (Talent Celebryty)</text:p>
        </text:list-item>
        <text:list-item>
          <text:p text:style-name="P63">Center of Attention (Centrum Uwagi)</text:p>
        </text:list-item>
        <text:list-item>
          <text:p text:style-name="P63">Chamber of Dreams (Komnata Snów)</text:p>
        </text:list-item>
        <text:list-item>
          <text:p text:style-name="P62"><text:span text:style-name="T9">Change the Paradigm (Zmiana Paradygmatu)</text:span> </text:p>
        </text:list-item>
        <text:list-item>
          <text:p text:style-name="P63">Charge (Naładowanie)</text:p>
        </text:list-item>
        <text:list-item>
          <text:p text:style-name="P63">Charge Weapon (Naładowanie Broni)</text:p>
        </text:list-item>
        <text:list-item>
          <text:p text:style-name="P63">Charging Horde (Szarża Hordy)</text:p>
        </text:list-item>
        <text:list-item>
          <text:p text:style-name="P63">Charm Machine (Zauroczenie Maszyny)</text:p>
        </text:list-item>
        <text:list-item>
          <text:p text:style-name="P63">Cloak of Opportunity (Chmura Ochronna)</text:p>
        </text:list-item>
        <text:list-item>
          <text:p text:style-name="P63">Closed Mind (Umysł-Twierdza)</text:p>
        </text:list-item>
        <text:list-item>
          <text:p text:style-name="P63">Cloud Personal Memories (Zamglenie Pamięci Krótkotrwałej)</text:p>
        </text:list-item>
        <text:list-item>
          <text:p text:style-name="P63">Coaxing Power (<text:span text:style-name="T10">Ulepszenie Maszyny</text:span>)</text:p>
        </text:list-item>
        <text:list-item>
          <text:p text:style-name="P64">Cognizant Offense (Obliczenia Bitewne)</text:p>
        </text:list-item>
        <text:list-item>
          <text:p text:style-name="P64">Cold Burst (Emisja Zimna)</text:p>
        </text:list-item>
        <text:list-item>
          <text:p text:style-name="P64">Colossal (Kolos)</text:p>
        </text:list-item>
        <text:list-item>
          <text:p text:style-name="P64">Combat Challenge (Wyzwanie Bojowe)</text:p>
        </text:list-item>
        <text:list-item>
          <text:p text:style-name="P64">Cambat Prowess (Zdolności Bojowe)</text:p>
        </text:list-item>
        <text:list-item>
          <text:p text:style-name="P64">Command (Rozkaz)</text:p>
        </text:list-item>
        <text:list-item>
          <text:p text:style-name="P64">Command Beast (Rozkazywanie Bestiom)</text:p>
        </text:list-item>
        <text:list-item>
          <text:p text:style-name="P64">Command Machine (Rozkazywanie Maszynom)</text:p>
        </text:list-item>
        <text:list-item>
          <text:p text:style-name="P64">Command Metal (Kontrola Metalu)</text:p>
        </text:list-item>
        <text:list-item>
          <text:p text:style-name="P64">Command Spirit (Rozkazywanie Duchom)</text:p>
        </text:list-item>
        <text:list-item>
          <text:p text:style-name="P64"><text:soft-page-break/>Communication (Komunikacja)</text:p>
        </text:list-item>
        <text:list-item>
          <text:p text:style-name="P64">Community Activist (Lokalny Aktywista)</text:p>
        </text:list-item>
        <text:list-item>
          <text:p text:style-name="P64">Community Knowledge (Wiedza o Społeczności)</text:p>
        </text:list-item>
        <text:list-item>
          <text:p text:style-name="P64">Computer Programing (Programowanie)</text:p>
        </text:list-item>
        <text:list-item>
          <text:p text:style-name="P64">Concussion <text:span text:style-name="T11">(Wybuch)</text:span></text:p>
        </text:list-item>
        <text:list-item>
          <text:p text:style-name="P65">Concussive Blast (Promień Odrzucający)</text:p>
        </text:list-item>
        <text:list-item>
          <text:p text:style-name="P65">Confidence Artist (Sprawny Oszust)</text:p>
        </text:list-item>
        <text:list-item>
          <text:p text:style-name="P65">Confounding Banter (Konfundujące Nonsensy)</text:p>
        </text:list-item>
        <text:list-item>
          <text:p text:style-name="P65">Confuse Enemy (Skonfunduj Wroga)</text:p>
        </text:list-item>
        <text:list-item>
          <text:p text:style-name="P65">Conjuration (Przywołanie)</text:p>
        </text:list-item>
        <text:list-item>
          <text:p text:style-name="P65">Connected (Połączenia)</text:p>
        </text:list-item>
        <text:list-item>
          <text:p text:style-name="P65">Contortionist (Człowiek-Guma)</text:p>
        </text:list-item>
        <text:list-item>
          <text:p text:style-name="P65">Control the Field (Kontrola Bitewna)</text:p>
        </text:list-item>
        <text:list-item>
          <text:p text:style-name="P65">Control Machine (Kontrola Maszyny)</text:p>
        </text:list-item>
        <text:list-item>
          <text:p text:style-name="P65">Control the Savage (Kontrola Dzikiej Bestii)</text:p>
        </text:list-item>
        <text:list-item>
          <text:p text:style-name="P65">Control Swarm (Kontrola Roju)</text:p>
        </text:list-item>
        <text:list-item>
          <text:p text:style-name="P65">Control Weather (Kontrola Pogody)</text:p>
        </text:list-item>
        <text:list-item>
          <text:p text:style-name="P65">Controlled Change (Kontrolowana Przemiana)</text:p>
        </text:list-item>
        <text:list-item>
          <text:p text:style-name="P65">Controlled Fall (Kontrolowany Upadek)</text:p>
        </text:list-item>
        <text:list-item>
          <text:p text:style-name="P65">Coordinated Effort (Skoordynowany Wysiłek)</text:p>
        </text:list-item>
        <text:list-item>
          <text:p text:style-name="P65">Copy Power (Skopiuj Moc)</text:p>
        </text:list-item>
        <text:list-item>
          <text:p text:style-name="P65">Counter Danger (Okiełznanie Niebezpieczeństwa)</text:p>
        </text:list-item>
        <text:list-item>
          <text:p text:style-name="P65">Countermeasures (Środki Zaradcze)</text:p>
        </text:list-item>
        <text:list-item>
          <text:p text:style-name="P65">Courageous (Odwaga)</text:p>
        </text:list-item>
        <text:list-item>
          <text:p text:style-name="P65">Crafter (Rzemieślnik)</text:p>
        </text:list-item>
        <text:list-item>
          <text:p text:style-name="P65">Create (Stworzenie)</text:p>
        </text:list-item>
        <text:list-item>
          <text:p text:style-name="P65">Create Deadly Poison (Stworzenie Śmiertelnej Trucizny)</text:p>
        </text:list-item>
        <text:list-item>
          <text:p text:style-name="P65">Create Water (Stworzenie Wody)</text:p>
        </text:list-item>
        <text:list-item>
          <text:p text:style-name="P65">Creature Insight (Badanie Istoty)</text:p>
        </text:list-item>
        <text:list-item>
          <text:p text:style-name="P65">Critter Companion (Futrzasty <text:span text:style-name="T54">Kompan</text:span>)</text:p>
        </text:list-item>
        <text:list-item>
          <text:p text:style-name="P65">Crowd Control (Kontrola Tłumu)</text:p>
        </text:list-item>
        <text:list-item>
          <text:p text:style-name="P65">Crushing Blow (Miażdżący Cios)</text:p>
        </text:list-item>
        <text:list-item>
          <text:p text:style-name="P65">Crystal Lens (Kryształowe Soczewki)</text:p>
        </text:list-item>
        <text:list-item>
          <text:p text:style-name="P65">Crystaline Body (Kryształowe Ciało)</text:p>
        </text:list-item>
        <text:list-item>
          <text:p text:style-name="P65">Curious (Ciekawy)</text:p>
        </text:list-item>
        <text:list-item>
          <text:p text:style-name="P65">Cutting Light (Tnące Światło)</text:p>
        </text:list-item>
        <text:list-item>
          <text:p text:style-name="P65">Cypher Casting (Rzucanie Cypherów)</text:p>
        </text:list-item>
        <text:list-item>
          <text:p text:style-name="P65">Cypher Surge (Przypływ Cyphera)</text:p>
        </text:list-item>
        <text:list-item>
          <text:p text:style-name="P65">CypherS<text:span text:style-name="T12">m</text:span>ith (Twórca Cypherów)</text:p>
        </text:list-item>
      </text:list>
      <text:p text:style-name="P6"/>
      <text:p text:style-name="P7">D</text:p>
      <text:p text:style-name="P6"/>
      <text:list xml:id="list174406816638108" text:continue-numbering="true" text:style-name="L3">
        <text:list-item>
          <text:p text:style-name="P66">Damage Dealer (Dodatkowe Obrażenia)</text:p>
        </text:list-item>
        <text:list-item>
          <text:p text:style-name="P67">Damage Transference (Przekaz Obrażeń)</text:p>
        </text:list-item>
        <text:list-item>
          <text:p text:style-name="P67">Damn the Guilty (Potępienie Winnych)</text:p>
        </text:list-item>
        <text:list-item>
          <text:p text:style-name="P67">Danger Instinct (Instynkt Niebezpieczeństwa)</text:p>
        </text:list-item>
        <text:list-item>
          <text:p text:style-name="P67">Danger Sense (Zmysł Niebezpieczeństwa)</text:p>
        </text:list-item>
        <text:list-item>
          <text:p text:style-name="P67">Dark Explorer (Eksplorator Ciemności)</text:p>
        </text:list-item>
        <text:list-item>
          <text:p text:style-name="P67">Dark Matter Shell (Powłoka Ciemnej Materii)</text:p>
        </text:list-item>
        <text:list-item>
          <text:p text:style-name="P67">Dark Matter Shroud (Płaszcz Ciemnej Materii)</text:p>
        </text:list-item>
        <text:list-item>
          <text:p text:style-name="P67">Dark Matter Strike (Cios Ciemnej Materii)</text:p>
        </text:list-item>
        <text:list-item>
          <text:p text:style-name="P67">Dark Matter Structure (Budowla Ciemnej Materii)</text:p>
        </text:list-item>
        <text:list-item>
          <text:p text:style-name="P67"><text:soft-page-break/>Datajack (<text:span text:style-name="T13">Implant Wizualnej Identyfikacji</text:span>)</text:p>
        </text:list-item>
        <text:list-item>
          <text:p text:style-name="P68">Daydream (Sen na Jawie)</text:p>
        </text:list-item>
        <text:list-item>
          <text:p text:style-name="P68">Dazing Attack (Oszałamiający Atak)</text:p>
        </text:list-item>
        <text:list-item>
          <text:p text:style-name="P68">Dazzling Sunburst (Oszałamiajace Światło)</text:p>
        </text:list-item>
        <text:list-item>
          <text:p text:style-name="P68">Deativate Mechanisms (Deaktywacja Mechanizmu)</text:p>
        </text:list-item>
        <text:list-item>
          <text:p text:style-name="P68">Deadly Aim (Śmiertelna Salwa)</text:p>
        </text:list-item>
        <text:list-item>
          <text:p text:style-name="P68">Deadly Strike (Śmiertelny Cios)</text:p>
        </text:list-item>
        <text:list-item>
          <text:p text:style-name="P68">Deadly Swam (Śmiercionośny Rój)</text:p>
        </text:list-item>
        <text:list-item>
          <text:p text:style-name="P68">Death Touch (Dotyk Śmierci)</text:p>
        </text:list-item>
        <text:list-item>
          <text:p text:style-name="P68">Debate (Debata)</text:p>
        </text:list-item>
        <text:list-item>
          <text:p text:style-name="P68">Debilitaking Strike (Bolesne Uderzenie)</text:p>
        </text:list-item>
        <text:list-item>
          <text:p text:style-name="P68">Decipher (Deszyfracja)</text:p>
        </text:list-item>
        <text:list-item>
          <text:p text:style-name="P68">Deep Consideration (Głębokie Przemyślenia)</text:p>
        </text:list-item>
        <text:list-item>
          <text:p text:style-name="P68">Deep Reserves (Głębokie Reserwy)</text:p>
        </text:list-item>
        <text:list-item>
          <text:p text:style-name="P68">Deep Resources (Ulepszenie Szybkości)</text:p>
        </text:list-item>
        <text:list-item>
          <text:p text:style-name="P68">Deep Water Guide (Przewodnik Głębokich Wód)</text:p>
        </text:list-item>
        <text:list-item>
          <text:p text:style-name="P68">Defend All the Innocent (Chroń Wszystkich Niewinnych)</text:p>
        </text:list-item>
        <text:list-item>
          <text:p text:style-name="P68">Defend Innocent (Ochrona Niewinnego)</text:p>
        </text:list-item>
        <text:list-item>
          <text:p text:style-name="P68">Defendind Weapon (Broń Defensywna)</text:p>
        </text:list-item>
        <text:list-item>
          <text:p text:style-name="P68">Defense Against Robots (Ochrona Przed Robotami)</text:p>
        </text:list-item>
        <text:list-item>
          <text:p text:style-name="P68">Defense Master (Mistrz Obrony)</text:p>
        </text:list-item>
        <text:list-item>
          <text:p text:style-name="P68">Defensive Augmentation (Usprawnienie Defensywne)</text:p>
        </text:list-item>
        <text:list-item>
          <text:p text:style-name="P68">Defensive Blinking (Obronna Teleportacja)</text:p>
        </text:list-item>
        <text:list-item>
          <text:p text:style-name="P68">Defensive Field (Pole Obronne)</text:p>
        </text:list-item>
        <text:list-item>
          <text:p text:style-name="P68">Defensiwe Phasing (Defensywne Znikanie)</text:p>
        </text:list-item>
        <text:list-item>
          <text:p text:style-name="P68">Definite Down (Definiowanie Dołu)</text:p>
        </text:list-item>
        <text:list-item>
          <text:p text:style-name="P68">Deflect Attack (Odbicie Ataku)</text:p>
        </text:list-item>
        <text:list-item>
          <text:p text:style-name="P68">Defuse Situation (Ogarnięcie Sytuacji)</text:p>
        </text:list-item>
        <text:list-item>
          <text:p text:style-name="P68">Demeanor of Commond (Rozkazująca Postura)</text:p>
        </text:list-item>
        <text:list-item>
          <text:p text:style-name="P68">Designation (<text:span text:style-name="T14">Osąd)</text:span></text:p>
        </text:list-item>
        <text:list-item>
          <text:p text:style-name="P69">Destined for Greatness (Przeznaczenie Wielkości)</text:p>
        </text:list-item>
        <text:list-item>
          <text:p text:style-name="P69">Destroy Metal (Niszczenie Metalu)</text:p>
        </text:list-item>
        <text:list-item>
          <text:p text:style-name="P69">Destroyer (Niszczyciel)</text:p>
        </text:list-item>
        <text:list-item>
          <text:p text:style-name="P69">Detect Life (Wykrycie Życia)</text:p>
        </text:list-item>
        <text:list-item>
          <text:p text:style-name="P69">Device Insight (Wgląd w Urządzenie)</text:p>
        </text:list-item>
        <text:list-item>
          <text:p text:style-name="P69">Devoted Defender (Wierny Obrońca)</text:p>
        </text:list-item>
        <text:list-item>
          <text:p text:style-name="P69">Diamagnetism (Diamagnetyzm)</text:p>
        </text:list-item>
        <text:list-item>
          <text:p text:style-name="P69">Dimensional Squeeze (Wymiarowy Ścisk)</text:p>
        </text:list-item>
        <text:list-item>
          <text:p text:style-name="P69">Dirty Fighter (<text:span text:style-name="T15">Nieczyste Zagrania</text:span>)</text:p>
        </text:list-item>
        <text:list-item>
          <text:p text:style-name="P70">Disable Mechanizm (Rozbrojenie Urządzenia)</text:p>
        </text:list-item>
        <text:list-item>
          <text:p text:style-name="P70">Disappear (Niewidzialność)</text:p>
        </text:list-item>
        <text:list-item>
          <text:p text:style-name="P70">Disarming Attack (Rozbrojenie)</text:p>
        </text:list-item>
        <text:list-item>
          <text:p text:style-name="P70">Disarming Strike (Cios Rozbrający)</text:p>
        </text:list-item>
        <text:list-item>
          <text:p text:style-name="P70">Discerning Mind (Silny Umysł)</text:p>
        </text:list-item>
        <text:list-item>
          <text:p text:style-name="P70">Discipline of Watchfulness (Wspieranie Uważności)</text:p>
        </text:list-item>
        <text:list-item>
          <text:p text:style-name="P70">Disguise (Przebranie)</text:p>
        </text:list-item>
        <text:list-item>
          <text:p text:style-name="P70">Disguise Other (Przebranie Innej Osoby)</text:p>
        </text:list-item>
        <text:list-item>
          <text:p text:style-name="P70">Disincentivize (Zniechęcenie)</text:p>
        </text:list-item>
        <text:list-item>
          <text:p text:style-name="P70">Disrupting Touch (Przeszkadzający Dotyk)</text:p>
        </text:list-item>
        <text:list-item>
          <text:p text:style-name="P70">Distance Viewing (Dalekie Spojrzenie)</text:p>
        </text:list-item>
        <text:list-item>
          <text:p text:style-name="P70">Distant Interface (Interfejs Zasięgowy)</text:p>
        </text:list-item>
        <text:list-item>
          <text:p text:style-name="P70">Distortion (Zamglenie)</text:p>
        </text:list-item>
        <text:list-item>
          <text:p text:style-name="P70"><text:soft-page-break/>Diver (Nurek)</text:p>
        </text:list-item>
        <text:list-item>
          <text:p text:style-name="P70">Divert Attacks (Odbicie Ataków)</text:p>
        </text:list-item>
        <text:list-item>
          <text:p text:style-name="P70">Divide Your Mind (Rozdzielenie Jaźni)</text:p>
        </text:list-item>
        <text:list-item>
          <text:p text:style-name="P70">Divine Intervention (Boska Interwencja)</text:p>
        </text:list-item>
        <text:list-item>
          <text:p text:style-name="P71">Divine Knowledge (Boska Wiedza)</text:p>
        </text:list-item>
        <text:list-item>
          <text:p text:style-name="P71">Divine Radiance (Boski Blask)</text:p>
        </text:list-item>
        <text:list-item>
          <text:p text:style-name="P71">Divine Symbol (Boski Symbol)</text:p>
        </text:list-item>
        <text:list-item>
          <text:p text:style-name="P71">Do You Know Who I Am (Czy <text:span text:style-name="T45">TY </text:span>Wiesz W Ogóle Kim Jestem?)</text:p>
        </text:list-item>
        <text:list-item>
          <text:p text:style-name="P71">Dodge and Resist (Unika i Oporność)</text:p>
        </text:list-item>
        <text:list-item>
          <text:p text:style-name="P72">Dodge and Respond (Unik i Rewanż)</text:p>
        </text:list-item>
        <text:list-item>
          <text:p text:style-name="P72">Double Strike (Podwójny Cios)</text:p>
        </text:list-item>
        <text:list-item>
          <text:p text:style-name="P71">Dragon’s Maw (Szczęki Smoka)</text:p>
        </text:list-item>
        <text:list-item>
          <text:p text:style-name="P71">Drain at a Distance (Wysysanie na Zasięg)</text:p>
        </text:list-item>
        <text:list-item>
          <text:p text:style-name="P71">Drain Charge (Wyssanie Ładunku)</text:p>
        </text:list-item>
        <text:list-item>
          <text:p text:style-name="P71">Drain Creature (Wyssanie Istoty)</text:p>
        </text:list-item>
        <text:list-item>
          <text:p text:style-name="P71">Drain Machine (Wyssanie Maszyny)</text:p>
        </text:list-item>
        <text:list-item>
          <text:p text:style-name="P71">Drain Power (Wyssanie Mocy)</text:p>
        </text:list-item>
        <text:list-item>
          <text:p text:style-name="P71">Draw Conclusion (Wyciągnięcie Wniosków)</text:p>
        </text:list-item>
        <text:list-item>
          <text:p text:style-name="P71">Drawing on Life’s Experiences (Korzystając z Doświadczenia Życiowego)</text:p>
        </text:list-item>
        <text:list-item>
          <text:p text:style-name="P73">Dreadwood (Straszny Las)</text:p>
        </text:list-item>
        <text:list-item>
          <text:p text:style-name="P73">Dream Becomes Reality (Sen Staje się Prawdą)</text:p>
        </text:list-item>
        <text:list-item>
          <text:p text:style-name="P73">Dream Thief (Złodziej Snów)</text:p>
        </text:list-item>
        <text:list-item>
          <text:p text:style-name="P73">Dreamcraft (Iluzja Snów)</text:p>
        </text:list-item>
        <text:list-item>
          <text:p text:style-name="P73">Driver (Kierowca)</text:p>
        </text:list-item>
        <text:list-item>
          <text:p text:style-name="P73">Driving on the Edge (Atak Podczas Kierowania)</text:p>
        </text:list-item>
        <text:list-item>
          <text:p text:style-name="P73">Dual Defense (Podwójna Obrona)</text:p>
        </text:list-item>
        <text:list-item>
          <text:p text:style-name="P73">Dual Distraction (Podwójne Rozproszenie Uwagi)</text:p>
        </text:list-item>
        <text:list-item>
          <text:p text:style-name="P73">Dual Light Wield (Podwójne Władanie Lekkimi Broniami)</text:p>
        </text:list-item>
        <text:list-item>
          <text:p text:style-name="P73">Dual Medium Wield (Podwójne Władanie Średnią Bronią)</text:p>
        </text:list-item>
        <text:list-item>
          <text:p text:style-name="P73">Dual Wards (Podwójni Bronieni)</text:p>
        </text:list-item>
        <text:list-item>
          <text:p text:style-name="P73">Duel to the Death (Pojedynek na Śmierć i Życie)</text:p>
        </text:list-item>
        <text:list-item>
          <text:p text:style-name="P73">Duplicate (<text:span text:style-name="T57">Kopia</text:span>)</text:p>
        </text:list-item>
        <text:list-item>
          <text:p text:style-name="P73">Dust to Dust (Pył w Pył)</text:p>
        </text:list-item>
      </text:list>
      <text:p text:style-name="P8"/>
      <text:p text:style-name="P9">E</text:p>
      <text:p text:style-name="P8"/>
      <text:list xml:id="list121631494" text:style-name="L4">
        <text:list-item>
          <text:p text:style-name="P74">Earthquake (Trzęsienie Ziemi)</text:p>
        </text:list-item>
        <text:list-item>
          <text:p text:style-name="P141"><text:span text:style-name="T17">E</text:span><text:span text:style-name="T16">cholocation (Echolokacja)</text:span></text:p>
        </text:list-item>
        <text:list-item>
          <text:p text:style-name="P75">Effective Skill (Ulepszenie Umiejętności)</text:p>
        </text:list-item>
        <text:list-item>
          <text:p text:style-name="P75">Elastic Grip (Elastyczny Chwyt)</text:p>
        </text:list-item>
        <text:list-item>
          <text:p text:style-name="P76">Delectric Armor (Elektryczny Pancerz)</text:p>
        </text:list-item>
        <text:list-item>
          <text:p text:style-name="P76">Electrical Flight (Elektryczny Lot)</text:p>
        </text:list-item>
        <text:list-item>
          <text:p text:style-name="P75">Elemental Protection (Obrona Przed Żywiołami)</text:p>
        </text:list-item>
        <text:list-item>
          <text:p text:style-name="P75">Elusive (Nieuchwytny)</text:p>
        </text:list-item>
        <text:list-item>
          <text:p text:style-name="P75">Embrace The Night (W Objęciach Nocy)</text:p>
        </text:list-item>
        <text:list-item>
          <text:p text:style-name="P75">Embraced by Darkness (W Objęciach Mroku)</text:p>
        </text:list-item>
        <text:list-item>
          <text:p text:style-name="P75">Enable Others (Pomoc Bez Akcji)</text:p>
        </text:list-item>
        <text:list-item>
          <text:p text:style-name="P141"><text:span text:style-name="T16">Enchanted Movement (</text:span><text:span text:style-name="T18">Zaczarowany</text:span><text:span text:style-name="T16"> Ruch)</text:span></text:p>
        </text:list-item>
        <text:list-item>
          <text:p text:style-name="P77">Enchanted Weapon (Zaczarowana Broń)</text:p>
        </text:list-item>
        <text:list-item>
          <text:p text:style-name="P77">Encouragement (Zachęta)</text:p>
        </text:list-item>
        <text:list-item>
          <text:p text:style-name="P77">Encouraging Present (Zachęcająca Obecność)</text:p>
        </text:list-item>
        <text:list-item>
          <text:p text:style-name="P77">Endurance (Wytrzymałość)</text:p>
        </text:list-item>
        <text:list-item>
          <text:p text:style-name="P77"><text:soft-page-break/>Energize Creature (Zasilenie Istoty)</text:p>
        </text:list-item>
        <text:list-item>
          <text:p text:style-name="P77">Energize Crowd (Zasilenie Tłumu)</text:p>
        </text:list-item>
        <text:list-item>
          <text:p text:style-name="P77">Energize Object (Zasilenie Przedmiotu)</text:p>
        </text:list-item>
        <text:list-item>
          <text:p text:style-name="P77">Energized Sheild (Zasilona Tarcza)</text:p>
        </text:list-item>
        <text:list-item>
          <text:p text:style-name="P77">Energy Protection (Ochrona Przed Energią)</text:p>
        </text:list-item>
        <text:list-item>
          <text:p text:style-name="P77">Energy Resistance (Odporność na Energię)</text:p>
        </text:list-item>
        <text:list-item>
          <text:p text:style-name="P77">Enhance Strength (Ulepszenie Siły)</text:p>
        </text:list-item>
        <text:list-item>
          <text:p text:style-name="P77">Enhanced Beast Form (Ulepszona Likantropia)</text:p>
        </text:list-item>
        <text:list-item>
          <text:p text:style-name="P77">Enhanced Body (Ulepszone Ciało)</text:p>
        </text:list-item>
        <text:list-item>
          <text:p text:style-name="P77">Enhanced Intellect (Ulepszony Intelekt)</text:p>
        </text:list-item>
        <text:list-item>
          <text:p text:style-name="P77">Enhanced Intellect Edge (Ulepszone Skupienie w Inteligencji)</text:p>
        </text:list-item>
        <text:list-item>
          <text:p text:style-name="P77">Enhanced Might (Ulepszona moc)</text:p>
        </text:list-item>
        <text:list-item>
          <text:p text:style-name="P77">Enhanced Might Edge (Ulepszone Skupienie w Mocy)</text:p>
        </text:list-item>
        <text:list-item>
          <text:p text:style-name="P77">Enhanced Phased Attack (Ulepszony Atak Fazowy)</text:p>
        </text:list-item>
        <text:list-item>
          <text:p text:style-name="P77">Enhanced Physique (Ulepszona Muskulatura)</text:p>
        </text:list-item>
        <text:list-item>
          <text:p text:style-name="P77">Enhanced Potential (Potencjał)</text:p>
        </text:list-item>
        <text:list-item>
          <text:p text:style-name="P77">Enhanced Speed (Ulepszona Szybkość)</text:p>
        </text:list-item>
        <text:list-item>
          <text:p text:style-name="P77">Enhanced Speed Ed<text:span text:style-name="T62">g</text:span>e (Ulepszone Skupienie w Szybkości)</text:p>
        </text:list-item>
        <text:list-item>
          <text:p text:style-name="P77">Enlarge (Wzrost)</text:p>
        </text:list-item>
        <text:list-item>
          <text:p text:style-name="P77">Enlightened (Oświecony)</text:p>
        </text:list-item>
        <text:list-item>
          <text:p text:style-name="P77">Entangling Force (Macki Mocy)</text:p>
        </text:list-item>
        <text:list-item>
          <text:p text:style-name="P77">Enthrall (Zauroczenie)</text:p>
        </text:list-item>
        <text:list-item>
          <text:p text:style-name="P77">Entourage (Świta)</text:p>
        </text:list-item>
        <text:list-item>
          <text:p text:style-name="P77">Enveloping Shield (Ulepszona Tarcza)</text:p>
        </text:list-item>
        <text:list-item>
          <text:p text:style-name="P77">Erase M<text:span text:style-name="T46">e</text:span>m<text:span text:style-name="T46">o</text:span>ries (Usunięcie Wspomnień)</text:p>
        </text:list-item>
        <text:list-item>
          <text:p text:style-name="P77">Escape (Ucieczka)</text:p>
        </text:list-item>
        <text:list-item>
          <text:p text:style-name="P77">Escape Plan (Plan Ucieczki)</text:p>
        </text:list-item>
        <text:list-item>
          <text:p text:style-name="P77">Evanesce (Zniknięcie)</text:p>
        </text:list-item>
        <text:list-item>
          <text:p text:style-name="P77">Evasion (Unik)</text:p>
        </text:list-item>
        <text:list-item>
          <text:p text:style-name="P77">Everything is a Weapon (Wszystko Jest Bronią)</text:p>
        </text:list-item>
        <text:list-item>
          <text:p text:style-name="P77">Exile (Wygnanie)</text:p>
        </text:list-item>
        <text:list-item>
          <text:p text:style-name="P77">Expanded Repertoire (Zwiększenie Limitu Subtelnych Cypherów)</text:p>
        </text:list-item>
        <text:list-item>
          <text:p text:style-name="P77">Experienced Defender (Doświadczony Obrońca)</text:p>
        </text:list-item>
        <text:list-item>
          <text:p text:style-name="P77">Experienced Finder (Doświadczony Znaleźca)</text:p>
        </text:list-item>
        <text:list-item>
          <text:p text:style-name="P77">Experienced in Armor (Przywykły do Noszenia Zbroi)</text:p>
        </text:list-item>
        <text:list-item>
          <text:p text:style-name="P77">Expert Crafter (Ekspert-Rzemieślnik)</text:p>
        </text:list-item>
        <text:list-item>
          <text:p text:style-name="P77">Expert Cypher Use (Ekspercki Użytkownik Cypherów)</text:p>
        </text:list-item>
        <text:list-item>
          <text:p text:style-name="P77">Expert Driver (Doświadczony Kierowca)</text:p>
        </text:list-item>
        <text:list-item>
          <text:p text:style-name="P77">Expert Follower (<text:span text:style-name="T54">Kompan</text:span>-Ekspert)</text:p>
        </text:list-item>
        <text:list-item>
          <text:p text:style-name="P77">Expert Pilot (Ekspert-Pilot)</text:p>
        </text:list-item>
        <text:list-item>
          <text:p text:style-name="P77">Expert Skill (Umiejętność Eksperta)</text:p>
        </text:list-item>
        <text:list-item>
          <text:p text:style-name="P142"><text:span text:style-name="T16">Explains the Ineffable (Wyjaśnianie Niew</text:span><text:span text:style-name="T19">ysłowionego</text:span><text:span text:style-name="T16">)</text:span></text:p>
        </text:list-item>
        <text:list-item>
          <text:p text:style-name="P78">Exploit Advantage (Wykorzystanie Przewagi)</text:p>
        </text:list-item>
        <text:list-item>
          <text:p text:style-name="P78">Exploratory Experience (oświadczony Eksplorator)</text:p>
        </text:list-item>
        <text:list-item>
          <text:p text:style-name="P78">Explosive Release (Wybuchowe Rozładowanie)</text:p>
        </text:list-item>
        <text:list-item>
          <text:p text:style-name="P78">Extra Recovery (Dodatkowy Rzut na Odzyskanie Zdrowia)</text:p>
        </text:list-item>
        <text:list-item>
          <text:p text:style-name="P78">Extra Skill (Dodatkowa Umiejętność)</text:p>
        </text:list-item>
        <text:list-item>
          <text:p text:style-name="P78">Extra Use (Dodatkowe Użycie Artefaktu)</text:p>
        </text:list-item>
        <text:list-item>
          <text:p text:style-name="P78">Extreme Mastery (Wyjątkowe Mistrzostwo)</text:p>
        </text:list-item>
        <text:list-item>
          <text:p text:style-name="P78">Eye for Detail (Oko do Szczegółów)</text:p>
        </text:list-item>
        <text:list-item>
          <text:p text:style-name="P78">EyE Gouge (Wyłupienie Oka)</text:p>
        </text:list-item>
        <text:list-item>
          <text:p text:style-name="P78">Eyes Adjusted (Dostosowanie Oczy)</text:p>
        </text:list-item>
      </text:list>
      <text:p text:style-name="P10"><text:soft-page-break/></text:p>
      <text:p text:style-name="P11">F</text:p>
      <text:p text:style-name="P10"/>
      <text:list xml:id="list2519951089" text:style-name="L5">
        <text:list-item>
          <text:p text:style-name="P79">Face Morph (Morficzna Twarz)</text:p>
        </text:list-item>
        <text:list-item>
          <text:p text:style-name="P80">Familiarize (Zapoznanie się z terem)</text:p>
        </text:list-item>
        <text:list-item>
          <text:p text:style-name="P80">Fa<text:span text:style-name="T47">r</text:span> Step (Daleki Krok)</text:p>
        </text:list-item>
        <text:list-item>
          <text:p text:style-name="P80">Fast Kill (Szybkie Zabójstwo)</text:p>
        </text:list-item>
        <text:list-item>
          <text:p text:style-name="P80">Fast Talk (Wmawianie)</text:p>
        </text:list-item>
        <text:list-item>
          <text:p text:style-name="P80">Fast Travel (Szybka Podróż)</text:p>
        </text:list-item>
        <text:list-item>
          <text:p text:style-name="P80">Faster Wild Magic (Szybsza Dzika Magia)</text:p>
        </text:list-item>
        <text:list-item>
          <text:p text:style-name="P80">Fe<text:span text:style-name="T66">a</text:span>rsome Reputation (Przerażająca Reputacja)</text:p>
        </text:list-item>
        <text:list-item>
          <text:p text:style-name="P80">Feat of Strength (Pokaz Siły)</text:p>
        </text:list-item>
        <text:list-item>
          <text:p text:style-name="P80">Feint (Finta)</text:p>
        </text:list-item>
        <text:list-item>
          <text:p text:style-name="P80">Fellow Explorer (<text:span text:style-name="T54">Kompan</text:span> Eksplorator)</text:p>
        </text:list-item>
        <text:list-item>
          <text:p text:style-name="P80">Fetch (Przywołanie)</text:p>
        </text:list-item>
        <text:list-item>
          <text:p text:style-name="P80">Field of Destruction (Pole Zniszczeń)</text:p>
        </text:list-item>
        <text:list-item>
          <text:p text:style-name="P80">Field of Gravity (Pole Grawitacyjne)</text:p>
        </text:list-item>
        <text:list-item>
          <text:p text:style-name="P80">Field-Reinforced Armor (Pole Mocy Zasilanego Pancerza)</text:p>
        </text:list-item>
        <text:list-item>
          <text:p text:style-name="P80">Fiery Hand of Doom (Ognista Ręka Zguby)</text:p>
        </text:list-item>
        <text:list-item>
          <text:p text:style-name="P80">Fight On (Niezłomny)</text:p>
        </text:list-item>
        <text:list-item>
          <text:p text:style-name="P80">Final Defiance (Ostateczne Zaprzeczenie)</text:p>
        </text:list-item>
        <text:list-item>
          <text:p text:style-name="P80">Find an Opening (Wyczulenie na Okazje)</text:p>
        </text:list-item>
        <text:list-item>
          <text:p text:style-name="P80">Find the Guilty (Odnalezienie Winnych)</text:p>
        </text:list-item>
        <text:list-item>
          <text:p text:style-name="P80">Find the Hidden (Odnalezienie Ukrytych)</text:p>
        </text:list-item>
        <text:list-item>
          <text:p text:style-name="P80">Fnd the Way (Znajdowanie Drogi)</text:p>
        </text:list-item>
        <text:list-item>
          <text:p text:style-name="P80">Finishing Blow (Ostateczny Cios)</text:p>
        </text:list-item>
        <text:list-item>
          <text:p text:style-name="P80">Fire and Ice (Ogień i lód)</text:p>
        </text:list-item>
        <text:list-item>
          <text:p text:style-name="P80">Fire Bloom (Kwiat Ognia)</text:p>
        </text:list-item>
        <text:list-item>
          <text:p text:style-name="P80">Fire Servant (Ognisty Sługa)</text:p>
        </text:list-item>
        <text:list-item>
          <text:p text:style-name="P80">Fire Tendrils (Ogniste Macki)</text:p>
        </text:list-item>
        <text:list-item>
          <text:p text:style-name="P80">Fists of Fury (Pięści Furii)</text:p>
        </text:list-item>
        <text:list-item>
          <text:p text:style-name="P80">Flamboyant Boast (Czcze Przechwałki)</text:p>
        </text:list-item>
        <text:list-item>
          <text:p text:style-name="P81">Flameblade (Ostrze Ognia)</text:p>
        </text:list-item>
        <text:list-item>
          <text:p text:style-name="P81">Flash (Błysk) (Eksplozja???)</text:p>
        </text:list-item>
        <text:list-item>
          <text:p text:style-name="P81">Flash Across the Miles (Szybkość Błyskawicy)</text:p>
        </text:list-item>
        <text:list-item>
          <text:p text:style-name="P81">Flee (Ucieczka)</text:p>
        </text:list-item>
        <text:list-item>
          <text:p text:style-name="P82">Fleet of Foot (Szybkostopy)</text:p>
        </text:list-item>
        <text:list-item>
          <text:p text:style-name="P82">Flesh for Stone (Ciało z kamienia)</text:p>
        </text:list-item>
        <text:list-item>
          <text:p text:style-name="P82">Flex Lore (Planetarna wiedza)</text:p>
        </text:list-item>
        <text:list-item>
          <text:p text:style-name="P82">Flex Skill (Skupienie na Umiejętności)</text:p>
        </text:list-item>
        <text:list-item>
          <text:p text:style-name="P82">Flex Weapon Skill (Skupienie na Ataku)</text:p>
        </text:list-item>
        <text:list-item>
          <text:p text:style-name="P82">Flight (Lot)</text:p>
        </text:list-item>
        <text:list-item>
          <text:p text:style-name="P82">Flight Exertion (Krótki Lot)</text:p>
        </text:list-item>
        <text:list-item>
          <text:p text:style-name="P82">Flight not Fight (Ucieczka, Nie Walka)</text:p>
        </text:list-item>
        <text:list-item>
          <text:p text:style-name="P82">Fling (Rzut)</text:p>
        </text:list-item>
        <text:list-item>
          <text:p text:style-name="P82">Flying Kompanion (Latający <text:span text:style-name="T54">Kompan</text:span>)</text:p>
        </text:list-item>
        <text:list-item>
          <text:p text:style-name="P82">Foil Danger (Negacja Zagrożenia)</text:p>
        </text:list-item>
        <text:list-item>
          <text:p text:style-name="P82">Font of Healing (Uzdrawiająca Fontanna)</text:p>
        </text:list-item>
        <text:list-item>
          <text:p text:style-name="P82">Force and Accuracy (Siła i Dokładność)</text:p>
        </text:list-item>
        <text:list-item>
          <text:p text:style-name="P82">Force at Distance (Moc na Odległość)</text:p>
        </text:list-item>
        <text:list-item>
          <text:p text:style-name="P82">Force Bash (Uderzenie Mocy)</text:p>
        </text:list-item>
        <text:list-item>
          <text:p text:style-name="P82">Force Blast (Wystrzał Mocy)</text:p>
        </text:list-item>
        <text:list-item>
          <text:p text:style-name="P82"><text:soft-page-break/>Force Field (Pole Siłowe)</text:p>
        </text:list-item>
        <text:list-item>
          <text:p text:style-name="P82">Force Field Barrier (Bariera Pola Siłowego)</text:p>
        </text:list-item>
        <text:list-item>
          <text:p text:style-name="P82">Force Field Shield (Tarcza Pola Siłowego)</text:p>
        </text:list-item>
        <text:list-item>
          <text:p text:style-name="P82">Force to Reckon With (Niszczyciel Pól Siłowych)</text:p>
        </text:list-item>
        <text:list-item>
          <text:p text:style-name="P82">Force Wall (Ściana Mocy)</text:p>
        </text:list-item>
        <text:list-item>
          <text:p text:style-name="P82">Fortification Builder (Budujący Umocnienia)</text:p>
        </text:list-item>
        <text:list-item>
          <text:p text:style-name="P82">Fortified Position (Ufortyfikowana Pozycja)</text:p>
        </text:list-item>
        <text:list-item>
          <text:p text:style-name="P82">Foul Aura (Złowróżna Aura)</text:p>
        </text:list-item>
        <text:list-item>
          <text:p text:style-name="P82">Freakishly Large (Przeogromny)</text:p>
        </text:list-item>
        <text:list-item>
          <text:p text:style-name="P82">Free to Move (<text:span text:style-name="T27">Mistrz Ruchu)</text:span></text:p>
        </text:list-item>
        <text:list-item>
          <text:p text:style-name="P83">Freezing Touch (Mrożący Dotyk)</text:p>
        </text:list-item>
        <text:list-item>
          <text:p text:style-name="P83">Frenzy (Szał)</text:p>
        </text:list-item>
        <text:list-item>
          <text:p text:style-name="P83">Friendly Help (Pomoc Przyjaciela)</text:p>
        </text:list-item>
        <text:list-item>
          <text:p text:style-name="P83">From the Shadows (Z Cieni)</text:p>
        </text:list-item>
        <text:list-item>
          <text:p text:style-name="P83">Frost Touch (Lodowy Dotyk)</text:p>
        </text:list-item>
        <text:list-item>
          <text:p text:style-name="P83">Further Mathematics (<text:span text:style-name="T60">Najw</text:span>yższa Matematyka)</text:p>
        </text:list-item>
        <text:list-item>
          <text:p text:style-name="P83">Fury (Furia)</text:p>
        </text:list-item>
        <text:list-item>
          <text:p text:style-name="P83">Fusion (Fuzja)</text:p>
        </text:list-item>
        <text:list-item>
          <text:p text:style-name="P83">Fusion Armor (Zbroja Fuzyjna)</text:p>
        </text:list-item>
      </text:list>
      <text:p text:style-name="P12"/>
      <text:p text:style-name="P13">G</text:p>
      <text:p text:style-name="P12"/>
      <text:list xml:id="list2978833006" text:style-name="L6">
        <text:list-item>
          <text:p text:style-name="P84">Gain Unusual Companion (Pozyskanie Nietypowego <text:span text:style-name="T54">Kompana</text:span>)</text:p>
        </text:list-item>
        <text:list-item>
          <text:p text:style-name="P84">Gambler (Ryzykant)</text:p>
        </text:list-item>
        <text:list-item>
          <text:p text:style-name="P84">Game Lessons (Lekcje z Gier)</text:p>
        </text:list-item>
        <text:list-item>
          <text:p text:style-name="P84">Gamer (Gamer)</text:p>
        </text:list-item>
        <text:list-item>
          <text:p text:style-name="P84">Gamer’s Fortitude (Wytrzymałość Gracza)</text:p>
        </text:list-item>
        <text:list-item>
          <text:p text:style-name="P84">Gaming God (Bóg Gier)</text:p>
        </text:list-item>
        <text:list-item>
          <text:p text:style-name="P84">Gargantuan (Wielgachny)</text:p>
        </text:list-item>
        <text:list-item>
          <text:p text:style-name="P84">Gather Intelligence (Agent Wywiadu)</text:p>
        </text:list-item>
        <text:list-item>
          <text:p text:style-name="P84">Generate Force Field (Generacja Pola Siłowego)</text:p>
        </text:list-item>
        <text:list-item>
          <text:p text:style-name="P84">Get Away (Ucieknij)</text:p>
        </text:list-item>
        <text:list-item>
          <text:p text:style-name="P84">Ghost (Duch)</text:p>
        </text:list-item>
        <text:list-item>
          <text:p text:style-name="P84">Go Defensive (W Defensywie)</text:p>
        </text:list-item>
        <text:list-item>
          <text:p text:style-name="P84">Go to Ground (Ponowne Ukrycie Się)</text:p>
        </text:list-item>
        <text:list-item>
          <text:p text:style-name="P84">Goad (Prowokacja)</text:p>
        </text:list-item>
        <text:list-item>
          <text:p text:style-name="P84">Golem Body (Ciało Golema)</text:p>
        </text:list-item>
        <text:list-item>
          <text:p text:style-name="P84">Golem Grip (Chwyt Golema)</text:p>
        </text:list-item>
        <text:list-item>
          <text:p text:style-name="P84">Golem Healing (Uzdrawianie Golema)</text:p>
        </text:list-item>
        <text:list-item>
          <text:p text:style-name="P84">Golem Stomp (Tupnięcie Golema)</text:p>
        </text:list-item>
        <text:list-item>
          <text:p text:style-name="P84">Good Advice (Dobra Porada)</text:p>
        </text:list-item>
        <text:list-item>
          <text:p text:style-name="P84">Got a Feeling (Przeczucie)</text:p>
        </text:list-item>
        <text:list-item>
          <text:p text:style-name="P84">Grab (Chwyt)</text:p>
        </text:list-item>
        <text:list-item>
          <text:p text:style-name="P84">Grand Deception (Wielkie Oszustwo)</text:p>
        </text:list-item>
        <text:list-item>
          <text:p text:style-name="P84">Grandiose Illusion (Wielka Iluzja)</text:p>
        </text:list-item>
        <text:list-item>
          <text:p text:style-name="P84">Granite Wall (Ściana z Granitu)</text:p>
        </text:list-item>
        <text:list-item>
          <text:p text:style-name="P84">Grasping Foliage (Chwytające Zielska)</text:p>
        </text:list-item>
        <text:list-item>
          <text:p text:style-name="P84">Gravity Cleave (Szarpnięcie Grawitacyjne)</text:p>
        </text:list-item>
        <text:list-item>
          <text:p text:style-name="P84">Great Tree (Wielkie Drzewo)</text:p>
        </text:list-item>
        <text:list-item>
          <text:p text:style-name="P84">Greater Beast Form (Większa Likantropia)</text:p>
        </text:list-item>
        <text:list-item>
          <text:p text:style-name="P84">Greater Controlled Change (Większa Kontrolowana Zmiana)</text:p>
        </text:list-item>
        <text:list-item>
          <text:p text:style-name="P84">Greater Designation (Większy Osąd)</text:p>
        </text:list-item>
        <text:list-item>
          <text:p text:style-name="P84"><text:soft-page-break/>Greater Enhanced Intellect (Większy Ulepszony Intelekt)</text:p>
        </text:list-item>
        <text:list-item>
          <text:p text:style-name="P84">Greater Enhanced Might (Większa Ulepszona Moc)</text:p>
        </text:list-item>
        <text:list-item>
          <text:p text:style-name="P84">Greater Enhanced Physique (Większa Ulepszona Muskulatura)</text:p>
        </text:list-item>
        <text:list-item>
          <text:p text:style-name="P84">Greater Enhanced Potential (Większy Ulepszony Potencjał)</text:p>
        </text:list-item>
        <text:list-item>
          <text:p text:style-name="P84">Greater Enhanced Speed (Większa Ulepszona Szybkość)</text:p>
        </text:list-item>
        <text:list-item>
          <text:p text:style-name="P84">Greater Frenzy (Większa Furia)</text:p>
        </text:list-item>
        <text:list-item>
          <text:p text:style-name="P84">Greater Healing Touch (Większy Leczący Dotyk)</text:p>
        </text:list-item>
        <text:list-item>
          <text:p text:style-name="P84">Greater Necromancy (Większa Nekromancja)</text:p>
        </text:list-item>
        <text:list-item>
          <text:p text:style-name="P84">Greater Skill With Attack (Większa Umiejętność Ataku)</text:p>
        </text:list-item>
        <text:list-item>
          <text:p text:style-name="P85">Greater Skill With Defense (Większa Umiejętność Obrony)</text:p>
        </text:list-item>
        <text:list-item>
          <text:p text:style-name="P85">Group Friendship (Paczka Przyjaciół)</text:p>
        </text:list-item>
        <text:list-item>
          <text:p text:style-name="P85">Guide Bolt (Nakierowywana Pocisk)</text:p>
        </text:list-item>
        <text:list-item>
          <text:p text:style-name="P85">Guild Training (Trening Gildii)</text:p>
        </text:list-item>
        <text:list-item>
          <text:p text:style-name="P85">Gunner (Rewolwerowiec)</text:p>
        </text:list-item>
      </text:list>
      <text:p text:style-name="P14"/>
      <text:p text:style-name="P15">H</text:p>
      <text:p text:style-name="P14"/>
      <text:list xml:id="list1164133412" text:style-name="L7">
        <text:list-item>
          <text:p text:style-name="P86">Hack the Impossible (Hakowanie Niemożliwości)</text:p>
        </text:list-item>
        <text:list-item>
          <text:p text:style-name="P86">Hacker (Haker)</text:p>
        </text:list-item>
        <text:list-item>
          <text:p text:style-name="P86">Hand to Eye (Koordynacja Ręka-Oko)</text:p>
        </text:list-item>
        <text:list-item>
          <text:p text:style-name="P86">Handy (Zręczny Rzemieślnik)</text:p>
        </text:list-item>
        <text:list-item>
          <text:p text:style-name="P86">Hard Choices (Trudny Wybory)</text:p>
        </text:list-item>
        <text:list-item>
          <text:p text:style-name="P86">Hard Target (Trudny Cel)</text:p>
        </text:list-item>
        <text:list-item>
          <text:p text:style-name="P86">Hard to Distract (Ciężki do Rozproszenia)</text:p>
        </text:list-item>
        <text:list-item>
          <text:p text:style-name="P86">Hard to Hit (Trudny do Trafienia)</text:p>
        </text:list-item>
        <text:list-item>
          <text:p text:style-name="P86">Hard to Kill (Trudny do Zamordowania)</text:p>
        </text:list-item>
        <text:list-item>
          <text:p text:style-name="P86">Hard to See (Rozmazany)</text:p>
        </text:list-item>
        <text:list-item>
          <text:p text:style-name="P86">Hard-Won Resilience (Ciężko Zapracowana Odporność)</text:p>
        </text:list-item>
        <text:list-item>
          <text:p text:style-name="P86">Harder Light (Twardsze Światło)</text:p>
        </text:list-item>
        <text:list-item>
          <text:p text:style-name="P86">Hardiness (Wytrzymały)</text:p>
        </text:list-item>
        <text:list-item>
          <text:p text:style-name="P86">Have Spacesuit, Will Travel (Mam Kombinezon Kosmiczny, Będę Podróżnikiem)</text:p>
        </text:list-item>
        <text:list-item>
          <text:p text:style-name="P86">Heads-Up Display (Wyświetlacz w Hełmie)</text:p>
        </text:list-item>
        <text:list-item>
          <text:p text:style-name="P86">Healing Pulse (Leczący Puls)</text:p>
        </text:list-item>
        <text:list-item>
          <text:p text:style-name="P86">Healing Touch (Leczący Dotyk)</text:p>
        </text:list-item>
        <text:list-item>
          <text:p text:style-name="P86">Hedge Magic (Sztuczki Magiczne)</text:p>
        </text:list-item>
        <text:list-item>
          <text:p text:style-name="P86">Heightened Skills (Ulepszone Umiejętności)</text:p>
        </text:list-item>
        <text:list-item>
          <text:p text:style-name="P86">Hemorrhage (Krwawienie)</text:p>
        </text:list-item>
        <text:list-item>
          <text:p text:style-name="P86">Heroic Monster Bane (Hero<text:span text:style-name="T34">iczny Sposób na Potwory</text:span>)</text:p>
        </text:list-item>
        <text:list-item>
          <text:p text:style-name="P86">Hidden Closet (Szuflad<text:span text:style-name="T64">a</text:span>-Skrytka)</text:p>
        </text:list-item>
        <text:list-item>
          <text:p text:style-name="P86">Hidden Reserves (Ukryta Siła)</text:p>
        </text:list-item>
        <text:list-item>
          <text:p text:style-name="P86">Higher Mathematics (Wyższa Matematyka)</text:p>
        </text:list-item>
        <text:list-item>
          <text:p text:style-name="P86">Hold Breath (Wstryzmanie Oddechu)</text:p>
        </text:list-item>
        <text:list-item>
          <text:p text:style-name="P86">Horde Fighting (Walczący z Hordą)</text:p>
        </text:list-item>
        <text:list-item>
          <text:p text:style-name="P86">Horde Tactics (Taktyka Hordy)</text:p>
        </text:list-item>
        <text:list-item>
          <text:p text:style-name="P86">Hover (Unoszenie Się)</text:p>
        </text:list-item>
        <text:list-item>
          <text:p text:style-name="P86">How Other Think (Jak Myślą Inni)</text:p>
        </text:list-item>
        <text:list-item>
          <text:p text:style-name="P86">Huge (Wielki)</text:p>
        </text:list-item>
        <text:list-item>
          <text:p text:style-name="P86">Hunter’s Drive (Dążenie Łowcy)</text:p>
        </text:list-item>
        <text:list-item>
          <text:p text:style-name="P86">Hurl Flame (<text:span text:style-name="T28">Macki Płomieni</text:span>)</text:p>
        </text:list-item>
      </text:list>
      <text:p text:style-name="P14"/>
      <text:p text:style-name="P17">I</text:p>
      <text:p text:style-name="P16"/>
      <text:list xml:id="list3531925181" text:style-name="L8">
        <text:list-item>
          <text:p text:style-name="P87"><text:soft-page-break/>Ice Armor (Lodowa Zbroja)</text:p>
        </text:list-item>
        <text:list-item>
          <text:p text:style-name="P88">Ice Creation (Lodowa Kreacja)</text:p>
        </text:list-item>
        <text:list-item>
          <text:p text:style-name="P88">Ice Storm (Śniegowa Zamieć)</text:p>
        </text:list-item>
        <text:list-item>
          <text:p text:style-name="P88">Ignition (Zapłon)</text:p>
        </text:list-item>
        <text:list-item>
          <text:p text:style-name="P88">Ignore Affliction (Zignorowanie Przeszkody)</text:p>
        </text:list-item>
        <text:list-item>
          <text:p text:style-name="P88">Ignore the Pain (Zignorowanie Bólu)</text:p>
        </text:list-item>
        <text:list-item>
          <text:p text:style-name="P88">Illuminating Touch (Dotyk Oświecenia)</text:p>
        </text:list-item>
        <text:list-item>
          <text:p text:style-name="P88">Illusory Disquise (Iluzoryczne Przebranie)</text:p>
        </text:list-item>
        <text:list-item>
          <text:p text:style-name="P88">Illusory Duplicate (Iluzyjny Duplikat)</text:p>
        </text:list-item>
        <text:list-item>
          <text:p text:style-name="P88">Illusory Evasion (Iluzoryczny Unik)</text:p>
        </text:list-item>
        <text:list-item>
          <text:p text:style-name="P88">Illusory Selves (Iluzyjne Ja)</text:p>
        </text:list-item>
        <text:list-item>
          <text:p text:style-name="P88">Immovable (Nieruszony)</text:p>
        </text:list-item>
        <text:list-item>
          <text:p text:style-name="P88">Impart Ideal (Zasianie Idei)</text:p>
        </text:list-item>
        <text:list-item>
          <text:p text:style-name="P88">Impart Understanding (Zasianie Zrozumienia)</text:p>
        </text:list-item>
        <text:list-item>
          <text:p text:style-name="P88">Impersonate (Impersonacja)</text:p>
        </text:list-item>
        <text:list-item>
          <text:p text:style-name="P88">Impetus (Przyciągnięcie)</text:p>
        </text:list-item>
        <text:list-item>
          <text:p text:style-name="P88">Impossible Walk (Niemożliwy Spacer)</text:p>
        </text:list-item>
        <text:list-item>
          <text:p text:style-name="P88">Impressive Display (Niemożliwy Pokaz)</text:p>
        </text:list-item>
        <text:list-item>
          <text:p text:style-name="P88">Improved Absorb Kinetic Energy (Ulepszona Absorpcja Kinetycznej Energii)</text:p>
        </text:list-item>
        <text:list-item>
          <text:p text:style-name="P88">Improved Apportation (Ulepszona Aportacja)</text:p>
        </text:list-item>
        <text:list-item>
          <text:p text:style-name="P88">Improved Command Spirit (Ulepszone Rozkazywanie Duchom)</text:p>
        </text:list-item>
        <text:list-item>
          <text:p text:style-name="P88">Improved Companion (Ulepszony <text:span text:style-name="T54">Kompan</text:span>)</text:p>
        </text:list-item>
        <text:list-item>
          <text:p text:style-name="P88">Improved Copying (Ulepszone Kopiowanie Mocy)</text:p>
        </text:list-item>
        <text:list-item>
          <text:p text:style-name="P88">Improved Designation (Ulepszony Osąd)</text:p>
        </text:list-item>
        <text:list-item>
          <text:p text:style-name="P88">Improved Edge (Ulepszone Skupienie)</text:p>
        </text:list-item>
        <text:list-item>
          <text:p text:style-name="P88">Improved Gravity Cleave (Ulepszone Szarpnięcie Grawitacyjne)</text:p>
        </text:list-item>
        <text:list-item>
          <text:p text:style-name="P88">Improved Machine Companion (Ulepszony <text:span text:style-name="T54">Kompan</text:span>-Maszyna)</text:p>
        </text:list-item>
        <text:list-item>
          <text:p text:style-name="P88">Improved Monster Bane (Ulepszon<text:span text:style-name="T34">y Sposób na Potwory</text:span>)</text:p>
        </text:list-item>
        <text:list-item>
          <text:p text:style-name="P88">Improved Object Bond (Ulepszona Więź z Przedmiotem)</text:p>
        </text:list-item>
        <text:list-item>
          <text:p text:style-name="P88">Improved Recovery (Ulepszone Odzyskanie Zdrowia)</text:p>
        </text:list-item>
        <text:list-item>
          <text:p text:style-name="P88">Improved Sculpt Light (Ulepszone Rzeźbienie Światłem)</text:p>
        </text:list-item>
        <text:list-item>
          <text:p text:style-name="P88">Improved Sensor (Ulepszony Sensor)</text:p>
        </text:list-item>
        <text:list-item>
          <text:p text:style-name="P88">Improved Success (Ulepszony Sukces)</text:p>
        </text:list-item>
        <text:list-item>
          <text:p text:style-name="P88">Impro<text:span text:style-name="T56">v</text:span>ise (Improwizacja)</text:p>
        </text:list-item>
        <text:list-item>
          <text:p text:style-name="P88">In Harm’s Way (Obrońca Przyjaciół)</text:p>
        </text:list-item>
        <text:list-item>
          <text:p text:style-name="P88">Incomparable Pilot (Wspaniały Pilot)</text:p>
        </text:list-item>
        <text:list-item>
          <text:p text:style-name="P88">Increased Effects (Zwiększony Efekt)</text:p>
        </text:list-item>
        <text:list-item>
          <text:p text:style-name="P88">Increasing Determination (Determinacja)</text:p>
        </text:list-item>
        <text:list-item>
          <text:p text:style-name="P88">Incredible Feat of Science (Niemożliwe Osiągnięcie Naukowe)</text:p>
        </text:list-item>
        <text:list-item>
          <text:p text:style-name="P88">Incredible Health (Ulepszone Zdrowie)</text:p>
        </text:list-item>
        <text:list-item>
          <text:p text:style-name="P88">Incredible Recovery (Niemożliwe Odzyskanie Zdrowia)</text:p>
        </text:list-item>
        <text:list-item>
          <text:p text:style-name="P88">Incredible Running Speed (Niemożliwa Szybkość)</text:p>
        </text:list-item>
        <text:list-item>
          <text:p text:style-name="P88">Infer Thoughts (Odczytanie Myśli)</text:p>
        </text:list-item>
        <text:list-item>
          <text:p text:style-name="P88">Inferno Trail (Piekielny Szlak)</text:p>
        </text:list-item>
        <text:list-item>
          <text:p text:style-name="P88">Infiltrator (Infiltrator)</text:p>
        </text:list-item>
        <text:list-item>
          <text:p text:style-name="P88">Influence Swarm (Wpływ na Rój)</text:p>
        </text:list-item>
        <text:list-item>
          <text:p text:style-name="P88">Information Gathering (Zbieranie Informacji)</text:p>
        </text:list-item>
        <text:list-item>
          <text:p text:style-name="P88">Informer (Informator)</text:p>
        </text:list-item>
        <text:list-item>
          <text:p text:style-name="P88">Infuse Spirit (Absorpcja Ducha)</text:p>
        </text:list-item>
        <text:list-item>
          <text:p text:style-name="P88">Inhabit Crystal (Zamieszkując Kryształ)</text:p>
        </text:list-item>
        <text:list-item>
          <text:p text:style-name="P88">Innate Power (Wrodzona Moc)</text:p>
        </text:list-item>
        <text:list-item>
          <text:p text:style-name="P88">Inner Defense (Wewnętrzna Obrona)</text:p>
        </text:list-item>
        <text:list-item>
          <text:p text:style-name="P88"><text:soft-page-break/>Innovator (Innowator)</text:p>
        </text:list-item>
        <text:list-item>
          <text:p text:style-name="P88">Insect Eruption (Erupcja Insektów)</text:p>
        </text:list-item>
        <text:list-item>
          <text:p text:style-name="P88">Insight (Empatia)</text:p>
        </text:list-item>
        <text:list-item>
          <text:p text:style-name="P88">Insp[iration (Inspiracja)</text:p>
        </text:list-item>
        <text:list-item>
          <text:p text:style-name="P88">Inspire Action (<text:span text:style-name="T29">Zainspirowanie Akcji</text:span>)</text:p>
        </text:list-item>
        <text:list-item>
          <text:p text:style-name="P89">Inspire Aggression (Zainspirowanie Agresji)</text:p>
        </text:list-item>
        <text:list-item>
          <text:p text:style-name="P89">Inspire Coordinated Actions (Zainspirowanie Skoordynowanych Akcji)</text:p>
        </text:list-item>
        <text:list-item>
          <text:p text:style-name="P89">Inspire the Innocent (Zainspirowanie Niewinnych)</text:p>
        </text:list-item>
        <text:list-item>
          <text:p text:style-name="P89">Inspiring Ease (Zainspirowanie Ułatwienia)</text:p>
        </text:list-item>
        <text:list-item>
          <text:p text:style-name="P89">Inspiring Sukces (Zainspirowanie Sukcesu)</text:p>
        </text:list-item>
        <text:list-item>
          <text:p text:style-name="P89">Intelligent Interface (Inteligentny Interfejs)</text:p>
        </text:list-item>
        <text:list-item>
          <text:p text:style-name="P89">Intense Interaction (Intensywna Interakcja)</text:p>
        </text:list-item>
        <text:list-item>
          <text:p text:style-name="P89">Interaction Skills (Umiejętności Międzyludzkie)</text:p>
        </text:list-item>
        <text:list-item>
          <text:p text:style-name="P89">Interface (Interfejs)</text:p>
        </text:list-item>
        <text:list-item>
          <text:p text:style-name="P89">Interruption (Przeszkodzenie)</text:p>
        </text:list-item>
        <text:list-item>
          <text:p text:style-name="P89">Inventor (Wynalazca)</text:p>
        </text:list-item>
        <text:list-item>
          <text:p text:style-name="P89">Investigate (Śledztwo)</text:p>
        </text:list-item>
        <text:list-item>
          <text:p text:style-name="P89">Investigative Skills (Umiejętności Śledcze)</text:p>
        </text:list-item>
        <text:list-item>
          <text:p text:style-name="P89">Investigator (Śledczy)</text:p>
        </text:list-item>
        <text:list-item>
          <text:p text:style-name="P89">Invisibility (Niewidzialność)</text:p>
        </text:list-item>
        <text:list-item>
          <text:p text:style-name="P89">Invisible Phasing (Niewidzialne Fazowanie)</text:p>
        </text:list-item>
        <text:list-item>
          <text:p text:style-name="P89">Iron Fist (Żelazne Pięści)</text:p>
        </text:list-item>
        <text:list-item>
          <text:p text:style-name="P89">Iron Punch (Stalowy Cios)</text:p>
        </text:list-item>
      </text:list>
      <text:p text:style-name="P18"/>
      <text:p text:style-name="P19">J</text:p>
      <text:p text:style-name="P18"/>
      <text:list xml:id="list2955710234" text:style-name="L9">
        <text:list-item>
          <text:p text:style-name="P90">Jaunt (Dalsza Teleportacja)</text:p>
        </text:list-item>
        <text:list-item>
          <text:p text:style-name="P90">Juggernaunt (Juggernaunt)</text:p>
        </text:list-item>
        <text:list-item>
          <text:p text:style-name="P90">Jump Attack (Atak z Wyskoku)</text:p>
        </text:list-item>
        <text:list-item>
          <text:p text:style-name="P90">Junkmonger (Rzemieślnik Rupieci)</text:p>
        </text:list-item>
        <text:list-item>
          <text:p text:style-name="P90">Jury-Rig (Naprawa na Oko)</text:p>
        </text:list-item>
        <text:list-item>
          <text:p text:style-name="P91">Just a Bit Mad (Troszkę Szalony)</text:p>
        </text:list-item>
      </text:list>
      <text:p text:style-name="P20"/>
      <text:p text:style-name="P21">K</text:p>
      <text:p text:style-name="P20"/>
      <text:list xml:id="list464194769" text:style-name="L10">
        <text:list-item>
          <text:p text:style-name="P92">Knock Out (Pozbawienie Przytomności)</text:p>
        </text:list-item>
        <text:list-item>
          <text:p text:style-name="P93">Know Their Faults (Poznanie Słabości)</text:p>
        </text:list-item>
        <text:list-item>
          <text:p text:style-name="P93">Know Where to Look (Wiesz, Gdzie Szukać)</text:p>
        </text:list-item>
        <text:list-item>
          <text:p text:style-name="P93">Knowing (Wiedza)</text:p>
        </text:list-item>
        <text:list-item>
          <text:p text:style-name="P93">Knowing the Unknown (Wiedza o Nieznanym)</text:p>
        </text:list-item>
        <text:list-item>
          <text:p text:style-name="P93">Knowledge of the Law (Wiedza Prawnicza)</text:p>
        </text:list-item>
        <text:list-item>
          <text:p text:style-name="P93">Knowledge is Power (Wiedza to Potęga)</text:p>
        </text:list-item>
        <text:list-item>
          <text:p text:style-name="P93">Knowledge Skills (Umiejętności Wiedzy)</text:p>
        </text:list-item>
      </text:list>
      <text:p text:style-name="P22"/>
      <text:p text:style-name="P23">L</text:p>
      <text:p text:style-name="P22"/>
      <text:list xml:id="list997941088" text:style-name="L11">
        <text:list-item>
          <text:p text:style-name="P94">Lab Analysis (Analiza Laboratoryjna)</text:p>
        </text:list-item>
        <text:list-item>
          <text:p text:style-name="P143"><text:span text:style-name="T20">L</text:span><text:span text:style-name="T16">ate Inspiration (Spóźniona Inspiracja)</text:span></text:p>
        </text:list-item>
        <text:list-item>
          <text:p text:style-name="P95">Lead by Inquiry (<text:span text:style-name="T30">Lider Spostrzegawczości</text:span>)</text:p>
        </text:list-item>
        <text:list-item>
          <text:p text:style-name="P96">Lead From The Front (<text:span text:style-name="T31">Na Linii Frontu</text:span>)</text:p>
        </text:list-item>
        <text:list-item>
          <text:p text:style-name="P97">Learned a Few Things (Parę Sztuczek w Zanadrzu)</text:p>
        </text:list-item>
        <text:list-item>
          <text:p text:style-name="P97">Learning the Path (Nauka w Biegu)</text:p>
        </text:list-item>
        <text:list-item>
          <text:p text:style-name="P97"><text:soft-page-break/>Legal Intern (Prawnik-Stażysta)</text:p>
        </text:list-item>
        <text:list-item>
          <text:p text:style-name="P97">Legerdemain (Zwinne Dłonie)</text:p>
        </text:list-item>
        <text:list-item>
          <text:p text:style-name="P97">Lend Animal Shape (Rozszerzony Zwierzęcy Kształt)</text:p>
        </text:list-item>
        <text:list-item>
          <text:p text:style-name="P98">Lethal Damage (Śmiertelne Obrażenia)</text:p>
        </text:list-item>
        <text:list-item>
          <text:p text:style-name="P97">Lethal Ploy (Śmiertelny Trik)</text:p>
        </text:list-item>
        <text:list-item>
          <text:p text:style-name="P97">Lethal Vibration (Śmiertelna Wibracja)</text:p>
        </text:list-item>
        <text:list-item>
          <text:p text:style-name="P97">Levity <text:span text:style-name="T32">(Beztroska)</text:span></text:p>
        </text:list-item>
        <text:list-item>
          <text:p text:style-name="P99">Life Lessons (Lekcje Życiowe)</text:p>
        </text:list-item>
        <text:list-item>
          <text:p text:style-name="P99">Like the Back of Your Hand (Znam Ten Statek Jak Własną Dłoń)</text:p>
        </text:list-item>
        <text:list-item>
          <text:p text:style-name="P99">Link Senses (Link Sensoryczny)</text:p>
        </text:list-item>
        <text:list-item>
          <text:p text:style-name="P99">Living Armor (Życia Zbroja)</text:p>
        </text:list-item>
        <text:list-item>
          <text:p text:style-name="P99">Living Light (Żywe Światło)</text:p>
        </text:list-item>
        <text:list-item>
          <text:p text:style-name="P99">Living Off the Land (Życie w Dziczy)</text:p>
        </text:list-item>
        <text:list-item>
          <text:p text:style-name="P99">Living Wall (Żywa Ściana)</text:p>
        </text:list-item>
        <text:list-item>
          <text:p text:style-name="P99">Lock (Kłódka)</text:p>
        </text:list-item>
        <text:list-item>
          <text:p text:style-name="P99">Lost in the Chaos (Zagubieni w Chaosie)</text:p>
        </text:list-item>
        <text:list-item>
          <text:p text:style-name="P99">Lunge (Cios z Wyciągnięciem)</text:p>
        </text:list-item>
      </text:list>
      <text:p text:style-name="P24"/>
      <text:p text:style-name="P25">M</text:p>
      <text:p text:style-name="P24"/>
      <text:list xml:id="list2394643323" text:style-name="L12">
        <text:list-item>
          <text:p text:style-name="P100">Machine Affinity (Umiłowanie do Maszyn)</text:p>
        </text:list-item>
        <text:list-item>
          <text:p text:style-name="P100">Machine Bond (Więź z Maszyną)</text:p>
        </text:list-item>
        <text:list-item>
          <text:p text:style-name="P101">M<text:span text:style-name="T58">a</text:span>chine Companion (<text:span text:style-name="T54">Kompan</text:span>-Maszyna)</text:p>
        </text:list-item>
        <text:list-item>
          <text:p text:style-name="P101">Machine Efficiency (Wydajność Maszyny)</text:p>
        </text:list-item>
        <text:list-item>
          <text:p text:style-name="P101">Machine Enhancement (Ulepszenie Maszyny)</text:p>
        </text:list-item>
        <text:list-item>
          <text:p text:style-name="P101">Machine Hunting (Polowanie na Maszyny)</text:p>
        </text:list-item>
        <text:list-item>
          <text:p text:style-name="P101">Machine Interface (Interfejs Maszyn)</text:p>
        </text:list-item>
        <text:list-item>
          <text:p text:style-name="P101">Machine Telepathy (Telepatia Maszyn)</text:p>
        </text:list-item>
        <text:list-item>
          <text:p text:style-name="P101">Machine Vulnerabilities (Słabe Punkty Maszyn)</text:p>
        </text:list-item>
        <text:list-item>
          <text:p text:style-name="P101">Magic Shield (Magiczna Tarcza)</text:p>
        </text:list-item>
        <text:list-item>
          <text:p text:style-name="P101">Magic Training (Trening Magiczny)</text:p>
        </text:list-item>
        <text:list-item>
          <text:p text:style-name="P101">Magical Repertoire (Magiczne Zasoby)</text:p>
        </text:list-item>
        <text:list-item>
          <text:p text:style-name="P101">Magical Training (Wyuczone Zaklęcia)</text:p>
        </text:list-item>
        <text:list-item>
          <text:p text:style-name="P101">Magnetic Field (Pole Magnetyczne)</text:p>
        </text:list-item>
        <text:list-item>
          <text:p text:style-name="P101">Magnificent Moment (Chwila Wspaniałości)</text:p>
        </text:list-item>
        <text:list-item>
          <text:p text:style-name="P101">Major Illusion (Większa Iluzja)</text:p>
        </text:list-item>
        <text:list-item>
          <text:p text:style-name="P101">Maka Judgement (Dokonanie Osądu)</text:p>
        </text:list-item>
        <text:list-item>
          <text:p text:style-name="P101">Meneuvering Adept (Adept Ruchu)</text:p>
        </text:list-item>
        <text:list-item>
          <text:p text:style-name="P101">Mask (Maska)</text:p>
        </text:list-item>
        <text:list-item>
          <text:p text:style-name="P101">Master Crafter (Mistrzowski Rzemieślnik)</text:p>
        </text:list-item>
        <text:list-item>
          <text:p text:style-name="P101">Master Cypher Use (Mistrzowskie Korzystanie z Cypherów)</text:p>
        </text:list-item>
        <text:list-item>
          <text:p text:style-name="P102">Master Entertainer (<text:span text:style-name="T33">Inspirujące Performer</text:span>)</text:p>
        </text:list-item>
        <text:list-item>
          <text:p text:style-name="P103">Master Identifier (Mistrz Identyfikacji)</text:p>
        </text:list-item>
        <text:list-item>
          <text:p text:style-name="P103">Master Machine (Mistrz Maszyn)</text:p>
        </text:list-item>
        <text:list-item>
          <text:p text:style-name="P103">Master of Unarmer Fightning Style (Mistrz Sztuk Walki)</text:p>
        </text:list-item>
        <text:list-item>
          <text:p text:style-name="P103">Master Thief (Złodziejski Mistrz)</text:p>
        </text:list-item>
        <text:list-item>
          <text:p text:style-name="P103">Masterful Armor Modification (Mistrzowska Modyfikacja Pancerza)</text:p>
          <text:list>
            <text:list-item>
              <text:p text:style-name="P103">Jet-Assisted Flight <text:span text:style-name="T59">(Krótki Lot)</text:span></text:p>
            </text:list-item>
            <text:list-item>
              <text:p text:style-name="P103">Cypher Pod <text:span text:style-name="T59">(Pojemnik na Cypher)</text:span></text:p>
            </text:list-item>
          </text:list>
        </text:list-item>
        <text:list-item>
          <text:p text:style-name="P103">Mastery in Armor (Mistrzowska Biegłość w Pancerzach)</text:p>
        </text:list-item>
        <text:list-item>
          <text:p text:style-name="P103">Mastery With Attacks (Mistrzostwo Ataków)</text:p>
        </text:list-item>
        <text:list-item>
          <text:p text:style-name="P103">Mastery with Defense (Mistrzostwo Obrony)</text:p>
        </text:list-item>
        <text:list-item>
          <text:p text:style-name="P103"><text:soft-page-break/>Matter Cloud (Chmura Drobiazgów)</text:p>
        </text:list-item>
        <text:list-item>
          <text:p text:style-name="P103">Maximize Cypher (Maksymalizacja Cyphera)</text:p>
        </text:list-item>
        <text:list-item>
          <text:p text:style-name="P103">Mechanical Telepathy (Mechaniczna Telepatia)</text:p>
        </text:list-item>
        <text:list-item>
          <text:p text:style-name="P103">Medium Teleportation (Średnia Teleportacja)</text:p>
        </text:list-item>
        <text:list-item>
          <text:p text:style-name="P103">Memory Becomes Action (Pamięć w Czyn)</text:p>
        </text:list-item>
        <text:list-item>
          <text:p text:style-name="P103">Mental Link (Link Mentalny)</text:p>
        </text:list-item>
        <text:list-item>
          <text:p text:style-name="P104">Mental Projection (Projekcja Mentalna)</text:p>
        </text:list-item>
        <text:list-item>
          <text:p text:style-name="P104">Mentally Tought (Umysłowa Odporność)</text:p>
        </text:list-item>
        <text:list-item>
          <text:p text:style-name="P104">Meticulous Planner (Szczegółowe Planowanie)</text:p>
        </text:list-item>
        <text:list-item>
          <text:p text:style-name="P104">Microgravity Adept (Przyzwyczajony do Mikrograwitacji)</text:p>
        </text:list-item>
        <text:list-item>
          <text:p text:style-name="P104">Microgravity Avoidance (Uniki w Mikrograwitacji)</text:p>
        </text:list-item>
        <text:list-item>
          <text:p text:style-name="P104">Mind Control (<text:span text:style-name="T48">K</text:span>ontrola Umysłu)</text:p>
        </text:list-item>
        <text:list-item>
          <text:p text:style-name="P104">Mind for Might (Moc i Umysł)</text:p>
        </text:list-item>
        <text:list-item>
          <text:p text:style-name="P104">Mind Games (Gierki Umysłowe)</text:p>
        </text:list-item>
        <text:list-item>
          <text:p text:style-name="P104">Mind of a Leader (Umysł Lidera)</text:p>
        </text:list-item>
        <text:list-item>
          <text:p text:style-name="P104">Mind Reading (Czytanie Myśli)</text:p>
        </text:list-item>
        <text:list-item>
          <text:p text:style-name="P104">Mind Surge (Regeneracja Umysłu)</text:p>
        </text:list-item>
        <text:list-item>
          <text:p text:style-name="P104">Minor Illusion (Mniejsza Iluzja)</text:p>
        </text:list-item>
        <text:list-item>
          <text:p text:style-name="P104">Minor Wish (Mniejsze Życzenie)</text:p>
        </text:list-item>
        <text:list-item>
          <text:p text:style-name="P104">Miraculous Health (Cudowne Zdrowie)</text:p>
        </text:list-item>
        <text:list-item>
          <text:p text:style-name="P104">Misdirect (Przekierowanie Ataku)</text:p>
        </text:list-item>
        <text:list-item>
          <text:p text:style-name="P104">Misdirect Blame (Zrzucenie Winy)</text:p>
        </text:list-item>
        <text:list-item>
          <text:p text:style-name="P104">Mist Cloud (Chmura Mgły)</text:p>
        </text:list-item>
        <text:list-item>
          <text:p text:style-name="P104">Mobile Fighter (Mobilny Wojownik) </text:p>
        </text:list-item>
        <text:list-item>
          <text:p text:style-name="P104">Moderate Wish (Średnie Życzenie)</text:p>
        </text:list-item>
        <text:list-item>
          <text:p text:style-name="P104">Modify Artifact Power (Zwiększenie Mocy Artefaktu)</text:p>
        </text:list-item>
        <text:list-item>
          <text:p text:style-name="P104">Modify Cyphers (Modyfikacja Cypherów)</text:p>
        </text:list-item>
        <text:list-item>
          <text:p text:style-name="P104">Modify Device (Modyfikacja Urządzenia)</text:p>
        </text:list-item>
        <text:list-item>
          <text:p text:style-name="P104">Momentum (Pęd)</text:p>
        </text:list-item>
        <text:list-item>
          <text:p text:style-name="P104">Monster Bane (Sposób na Potwory)</text:p>
        </text:list-item>
        <text:list-item>
          <text:p text:style-name="P104">Monster Lore (Wiedza o Potworach)</text:p>
        </text:list-item>
        <text:list-item>
          <text:p text:style-name="P104">Moon Shape (Księżycowa Zmiana Kształtu)</text:p>
        </text:list-item>
        <text:list-item>
          <text:p text:style-name="P104">Mount (Rumak)</text:p>
        </text:list-item>
        <text:list-item>
          <text:p text:style-name="P104">Move Metal (Poruszanie Metalu)</text:p>
        </text:list-item>
        <text:list-item>
          <text:p text:style-name="P104">Move Mountains (Poruszenie Góry)</text:p>
        </text:list-item>
        <text:list-item>
          <text:p text:style-name="P104">Movement Skills (Umiejętności Ruchu)</text:p>
        </text:list-item>
        <text:list-item>
          <text:p text:style-name="P104">Moving Like Water (Gibkosć Niczym Woda)</text:p>
        </text:list-item>
        <text:list-item>
          <text:p text:style-name="P104">Multiple Copying (Wielość Kopii)</text:p>
        </text:list-item>
        <text:list-item>
          <text:p text:style-name="P104">Multiple Quarry (<text:span text:style-name="T35">Wiele Celów</text:span>)</text:p>
        </text:list-item>
        <text:list-item>
          <text:p text:style-name="P105">Multiple Skills (Wiele Umiejętności)</text:p>
        </text:list-item>
        <text:list-item>
          <text:p text:style-name="P105">Multiplicity (Wielośc)</text:p>
        </text:list-item>
        <text:list-item>
          <text:p text:style-name="P105">Multi-Vanish (Masowe Znikanie)</text:p>
        </text:list-item>
        <text:list-item>
          <text:p text:style-name="P105">Murderer (Morderca)</text:p>
        </text:list-item>
        <text:list-item>
          <text:p text:style-name="P105">Muscles of Iron (Mięśnie z Żelaza)</text:p>
        </text:list-item>
      </text:list>
      <text:p text:style-name="P26"/>
      <text:p text:style-name="P27">N</text:p>
      <text:p text:style-name="P26"/>
      <text:list xml:id="list1935424188" text:style-name="L13">
        <text:list-item>
          <text:p text:style-name="P106">Natural Charisma (Naturalna Charyzma)</text:p>
        </text:list-item>
        <text:list-item>
          <text:p text:style-name="P107">Natural Crafter (Naturalny Rzemieślnik)</text:p>
        </text:list-item>
        <text:list-item>
          <text:p text:style-name="P107">Necromancy (Nekromancja)</text:p>
        </text:list-item>
        <text:list-item>
          <text:p text:style-name="P107">Negate Danger (<text:span text:style-name="T51">Większa </text:span>Negacja Zagrożenia)</text:p>
        </text:list-item>
        <text:list-item>
          <text:p text:style-name="P107">Negotiatie (Negocjacja)</text:p>
        </text:list-item>
        <text:list-item>
          <text:p text:style-name="P107"><text:soft-page-break/>Network Tap (Kwerenda)</text:p>
        </text:list-item>
        <text:list-item>
          <text:p text:style-name="P107">Never Fumble (Bez Wpadek)</text:p>
        </text:list-item>
        <text:list-item>
          <text:p text:style-name="P107">Nightmare (koszmar)</text:p>
        </text:list-item>
        <text:list-item>
          <text:p text:style-name="P107">Nightstrike (Nocne Uderzenie)</text:p>
        </text:list-item>
        <text:list-item>
          <text:p text:style-name="P107">Nimble Swimmer (Gibki Pływak)</text:p>
        </text:list-item>
        <text:list-item>
          <text:p text:style-name="P107">No Need For Weapon (Broń Niepotrzebna)</text:p>
        </text:list-item>
        <text:list-item>
          <text:p text:style-name="P107">No One Knows Better (Nikt Nie Wie Lepiej)</text:p>
        </text:list-item>
        <text:list-item>
          <text:p text:style-name="P107">Noble’s Courage (Odwaga Szlachcica)</text:p>
        </text:list-item>
        <text:list-item>
          <text:p text:style-name="P107">Not Dead Yet (Jeszcze Żywy)</text:p>
        </text:list-item>
        <text:list-item>
          <text:p text:style-name="P107">Nothing but Defend (Nic Tylko Obrona)</text:p>
        </text:list-item>
        <text:list-item>
          <text:p text:style-name="P107">Nullify Sound (Tłumienie Dźwięków)</text:p>
        </text:list-item>
      </text:list>
      <text:p text:style-name="P28"/>
      <text:p text:style-name="P29">O</text:p>
      <text:p text:style-name="P28"/>
      <text:list xml:id="list985044127" text:style-name="L14">
        <text:list-item>
          <text:p text:style-name="P108">Object Bond (Więź z Obiektem)</text:p>
        </text:list-item>
        <text:list-item>
          <text:p text:style-name="P109">Object Bond Mastery (Mistrzostwo Więzi <text:span text:style-name="T64">z</text:span> Obiektem)</text:p>
        </text:list-item>
        <text:list-item>
          <text:p text:style-name="P109">Obstacle Running (Bieg przez Przeszkody)</text:p>
        </text:list-item>
        <text:list-item>
          <text:p text:style-name="P109">One With the Wild (Jedność z Dziczą)</text:p>
        </text:list-item>
        <text:list-item>
          <text:p text:style-name="P109">Oneirochemy (Oneiro-alchemia)</text:p>
        </text:list-item>
        <text:list-item>
          <text:p text:style-name="P109">Onslaught (Pocisk)</text:p>
        </text:list-item>
        <text:list-item>
          <text:p text:style-name="P109">Open Mind (Otwarty Umysł)</text:p>
        </text:list-item>
        <text:list-item>
          <text:p text:style-name="P109">Opening Statement (Dyplomata)</text:p>
        </text:list-item>
        <text:list-item>
          <text:p text:style-name="P109">Opportunist (Oportunista)</text:p>
        </text:list-item>
        <text:list-item>
          <text:p text:style-name="P109">Oratory (Oracja)</text:p>
        </text:list-item>
        <text:list-item>
          <text:p text:style-name="P109">Out of Harm’s Way (Z Dala od Niebezpieczeństwa)</text:p>
        </text:list-item>
        <text:list-item>
          <text:p text:style-name="P109">Outlast the Foe (Wytrzymalszy Niż Wróg)</text:p>
        </text:list-item>
        <text:list-item>
          <text:p text:style-name="P109">Outlaw Reputation (Reputacja Spoza Prawa)</text:p>
        </text:list-item>
        <text:list-item>
          <text:p text:style-name="P109">Outside Reality (Poza Rzeczywistością)</text:p>
        </text:list-item>
        <text:list-item>
          <text:p text:style-name="P109">Outwit (<text:span text:style-name="T36">Przechytrzenie)</text:span></text:p>
        </text:list-item>
        <text:list-item>
          <text:p text:style-name="P110">Overawe (Niebiańska Gloria)</text:p>
        </text:list-item>
        <text:list-item>
          <text:p text:style-name="P110">Overcharge Device (Przeładowanie Urządzenia)</text:p>
        </text:list-item>
        <text:list-item>
          <text:p text:style-name="P110">Overcharge Energy (Przeładowanie Energii)</text:p>
        </text:list-item>
        <text:list-item>
          <text:p text:style-name="P110">Overcome All Obstacles (Przezwycieżając Wszystkie Przeciwności)</text:p>
        </text:list-item>
        <text:list-item>
          <text:p text:style-name="P110">Overload Machine (Przeciążenie Maszyny)</text:p>
        </text:list-item>
        <text:list-item>
          <text:p text:style-name="P110">Overwatch (Na Straży)</text:p>
        </text:list-item>
      </text:list>
      <text:p text:style-name="P30"/>
      <text:p text:style-name="P31">P</text:p>
      <text:p text:style-name="P30"/>
      <text:list xml:id="list275388258" text:style-name="L15">
        <text:list-item>
          <text:p text:style-name="P111">Parry (Blok<text:span text:style-name="T50">owanie</text:span>)</text:p>
        </text:list-item>
        <text:list-item>
          <text:p text:style-name="P111">Passing Mechanics (Niedzielny Mechanik)</text:p>
        </text:list-item>
        <text:list-item>
          <text:p text:style-name="P112">Patient Recovery (Dodatkowy Odpoczynek)</text:p>
        </text:list-item>
        <text:list-item>
          <text:p text:style-name="P112">Pay It Forward (Dzielenie Się Wiedzą)</text:p>
        </text:list-item>
        <text:list-item>
          <text:p text:style-name="P112">Perfect Control (Perfekcyjna Kontrola)</text:p>
        </text:list-item>
        <text:list-item>
          <text:p text:style-name="P112">Perfect Speed Burst (Perfekcyjna Szybkość)</text:p>
        </text:list-item>
        <text:list-item>
          <text:p text:style-name="P112">Perfect Stranger (Perfekcyjny Nieznajomy)</text:p>
        </text:list-item>
        <text:list-item>
          <text:p text:style-name="P112">Perks of Stardom (Zalety Sławy)</text:p>
        </text:list-item>
        <text:list-item>
          <text:p text:style-name="P112">Permanent Illusion (Permanentna Iluzja)</text:p>
        </text:list-item>
        <text:list-item>
          <text:p text:style-name="P112">Phase Detonation (Detonacja Fazowa)</text:p>
        </text:list-item>
        <text:list-item>
          <text:p text:style-name="P112">Phase Door (Drzwi Fazowa)</text:p>
        </text:list-item>
        <text:list-item>
          <text:p text:style-name="P112">Phase Foe (Wyfazowanie Wroga)</text:p>
        </text:list-item>
        <text:list-item>
          <text:p text:style-name="P112">Phase Sprint (Bieg Fazowy)</text:p>
        </text:list-item>
        <text:list-item>
          <text:p text:style-name="P112">Phased Atak (Atak Fazowy)</text:p>
        </text:list-item>
        <text:list-item>
          <text:p text:style-name="P112"><text:soft-page-break/>Phased Pocket (Kieszeń Fazowa)</text:p>
        </text:list-item>
        <text:list-item>
          <text:p text:style-name="P112">Physical Skills (Umiejętności Fizyczne)</text:p>
        </text:list-item>
        <text:list-item>
          <text:p text:style-name="P112">Physically Gifter (Obdarzenie Fizyczne)</text:p>
        </text:list-item>
        <text:list-item>
          <text:p text:style-name="P112">Pierce (Przebicie)</text:p>
        </text:list-item>
        <text:list-item>
          <text:p text:style-name="P112">Pilot (Pilotaż)</text:p>
        </text:list-item>
        <text:list-item>
          <text:p text:style-name="P112">Play to the Crowd (Przemowa do Tłumu)</text:p>
        </text:list-item>
        <text:list-item>
          <text:p text:style-name="P112">Poetic License (<text:span text:style-name="T37">Licentia Poetica</text:span>)</text:p>
        </text:list-item>
        <text:list-item>
          <text:p text:style-name="P113">Poison Crafter (Warzenie Trucizn)</text:p>
        </text:list-item>
        <text:list-item>
          <text:p text:style-name="P113">Poison Resistance (Odporność na Trucizny)</text:p>
        </text:list-item>
        <text:list-item>
          <text:p text:style-name="P113">Post-Apocalyptic Survivor (Ocalały z Apokalipsy)</text:p>
        </text:list-item>
        <text:list-item>
          <text:p text:style-name="P113">Power Strike (Potężne Uderzenie)</text:p>
        </text:list-item>
        <text:list-item>
          <text:p text:style-name="P113">Power Crash (Uderzenie Mocy)</text:p>
        </text:list-item>
        <text:list-item>
          <text:p text:style-name="P113">Power Memory (Pamięć Mocy)</text:p>
        </text:list-item>
        <text:list-item>
          <text:p text:style-name="P113">Powered Armor (Zasilany Pancerz)</text:p>
        </text:list-item>
        <text:list-item>
          <text:p text:style-name="P113">Powerful Rhetoric (Potężna Retoryka)</text:p>
        </text:list-item>
        <text:list-item>
          <text:p text:style-name="P113">Practiced in Armor (Wyszkolony w Zbroi)</text:p>
        </text:list-item>
        <text:list-item>
          <text:p text:style-name="P113">Practiced With All Weapons (Wyszkolony We Wszystkich Broniach)</text:p>
        </text:list-item>
        <text:list-item>
          <text:p text:style-name="P113">Practiced With Guns (Wyszkolony w Broni Palnej)</text:p>
        </text:list-item>
        <text:list-item>
          <text:p text:style-name="P113">Practiced with Medium Weapons (Wyszkolony w Średnich Broniach)</text:p>
        </text:list-item>
        <text:list-item>
          <text:p text:style-name="P113">Practiced With Swords (Wyszkolony w Mieczach)</text:p>
        </text:list-item>
        <text:list-item>
          <text:p text:style-name="P113">Precise Cut (Precyzyjne Cięcie)</text:p>
        </text:list-item>
        <text:list-item>
          <text:p text:style-name="P113">Precision (Precyzja)</text:p>
        </text:list-item>
        <text:list-item>
          <text:p text:style-name="P113">Precognition (Wizja Prz<text:span text:style-name="T38">e</text:span>szłości)</text:p>
        </text:list-item>
        <text:list-item>
          <text:p text:style-name="P113">Predictive Equation (Prorocze Równanie)</text:p>
        </text:list-item>
        <text:list-item>
          <text:p text:style-name="P113">Predictive Model (Proroczy Model)</text:p>
        </text:list-item>
        <text:list-item>
          <text:p text:style-name="P113">Premonition (Wróżba)</text:p>
        </text:list-item>
        <text:list-item>
          <text:p text:style-name="P113">Preternatural Senses (Wyczulone Zmysły)</text:p>
        </text:list-item>
        <text:list-item>
          <text:p text:style-name="P113">Privileged Nobility (Przywileje Szlachty)</text:p>
        </text:list-item>
        <text:list-item>
          <text:p text:style-name="P113">Projection (Projekcja)</text:p>
        </text:list-item>
        <text:list-item>
          <text:p text:style-name="P113">Protective Wall (Mur Obronny)</text:p>
        </text:list-item>
        <text:list-item>
          <text:p text:style-name="P113">Protector (Obrońca)</text:p>
        </text:list-item>
        <text:list-item>
          <text:p text:style-name="P113">Pry Open (Przełamanie Obrony)</text:p>
        </text:list-item>
        <text:list-item>
          <text:p text:style-name="P113">Psychic Burst (Psioniczna Erupcja)</text:p>
        </text:list-item>
        <text:list-item>
          <text:p text:style-name="P113">Psychic Passenger (Psioniczny Pasażer)</text:p>
        </text:list-item>
        <text:list-item>
          <text:p text:style-name="P113">Psychic Suggestion (Psioniczna Sugestia)</text:p>
        </text:list-item>
        <text:list-item>
          <text:p text:style-name="P113">Psychokinetic Attack (Atak Psychokinetyczny)</text:p>
        </text:list-item>
        <text:list-item>
          <text:p text:style-name="P113">Psychosis (Psychoza)</text:p>
        </text:list-item>
        <text:list-item>
          <text:p text:style-name="P113">Pull a Fast One (Niezłe Oszustwo)</text:p>
        </text:list-item>
        <text:list-item>
          <text:p text:style-name="P113">Punish All the Guilty (Ukaranie Wszystkich Winnych)</text:p>
        </text:list-item>
        <text:list-item>
          <text:p text:style-name="P113">Punish The Guilty (Ukaranie Winnego)</text:p>
        </text:list-item>
        <text:list-item>
          <text:p text:style-name="P113">Push (Pchnięcie)</text:p>
        </text:list-item>
        <text:list-item>
          <text:p text:style-name="P113">Push Off and Throw (Odepchnięcie i Rzut)</text:p>
        </text:list-item>
        <text:list-item>
          <text:p text:style-name="P113">Push on Through (Parcie Dalej)</text:p>
        </text:list-item>
      </text:list>
      <text:p text:style-name="P32"/>
      <text:p text:style-name="P33">Q</text:p>
      <text:p text:style-name="P32"/>
      <text:list xml:id="list761586371" text:style-name="L16">
        <text:list-item>
          <text:p text:style-name="P114">Quarry (Cel)</text:p>
        </text:list-item>
        <text:list-item>
          <text:p text:style-name="P115">Question the Spirits (Przepytanie Ducha)</text:p>
        </text:list-item>
        <text:list-item>
          <text:p text:style-name="P115">Qiuck Block (Szybki Blok)</text:p>
        </text:list-item>
        <text:list-item>
          <text:p text:style-name="P115">Quick Death (Szybka Śmierć)</text:p>
        </text:list-item>
        <text:list-item>
          <text:p text:style-name="P115">Quick Recovery (Szybkie Odzyskanie Zdrowia)</text:p>
        </text:list-item>
        <text:list-item>
          <text:p text:style-name="P115">Quick Strike (Szybki Cios)</text:p>
        </text:list-item>
        <text:list-item>
          <text:p text:style-name="P115"><text:soft-page-break/>Quick Study (Szybka Nauka)</text:p>
        </text:list-item>
        <text:list-item>
          <text:p text:style-name="P115">Quick Switch (Szybkie Skurczenie Się)</text:p>
        </text:list-item>
        <text:list-item>
          <text:p text:style-name="P115">Quick Throw (Szybki Rzut)</text:p>
        </text:list-item>
        <text:list-item>
          <text:p text:style-name="P115">Quick to Flee (Szybka Ucieczka)</text:p>
        </text:list-item>
        <text:list-item>
          <text:p text:style-name="P115">Quick Wits (Szybki Umysł)</text:p>
        </text:list-item>
        <text:list-item>
          <text:p text:style-name="P115">Quick Work (Szybka Robota)</text:p>
        </text:list-item>
        <text:list-item>
          <text:p text:style-name="P115">Quicker Than Most (Szybszy Niż Większość)</text:p>
        </text:list-item>
      </text:list>
      <text:p text:style-name="P34"/>
      <text:p text:style-name="P35">R</text:p>
      <text:p text:style-name="P34"/>
      <text:list xml:id="list3097239458" text:style-name="L17">
        <text:list-item>
          <text:p text:style-name="P116">Rally to Me (Do Mnie!)</text:p>
        </text:list-item>
        <text:list-item>
          <text:p text:style-name="P118">Range Increase (Zwiększenie Zasięgu)</text:p>
        </text:list-item>
        <text:list-item>
          <text:p text:style-name="P116">Rapid Attack (Szybki Atak)</text:p>
        </text:list-item>
        <text:list-item>
          <text:p text:style-name="P116">Rapid Processing (Szybka Reakcja)</text:p>
        </text:list-item>
        <text:list-item>
          <text:p text:style-name="P116">Rapid Recovery (Szybkie Odzyskanie Zdrowia)</text:p>
        </text:list-item>
        <text:list-item>
          <text:p text:style-name="P116">Ray of Confusion (Promień Konfuzji)</text:p>
        </text:list-item>
        <text:list-item>
          <text:p text:style-name="P116">Reaction (Reakcja)</text:p>
        </text:list-item>
        <text:list-item>
          <text:p text:style-name="P117">Reactive Field (Pole Reakcyjne) </text:p>
        </text:list-item>
        <text:list-item>
          <text:p text:style-name="P117">Read the Signs (Czytając Znaki)</text:p>
        </text:list-item>
        <text:list-item>
          <text:p text:style-name="P116">Reading The Room (Poznanie Lokacji)</text:p>
        </text:list-item>
        <text:list-item>
          <text:p text:style-name="P144"><text:span text:style-name="T16">Recruit Deputy (</text:span><text:span text:style-name="T21">Rekrutowanie Delegata</text:span><text:span text:style-name="T16">)</text:span></text:p>
        </text:list-item>
        <text:list-item>
          <text:p text:style-name="P119">Recycled Cyphers (Cyphery z Odzysku)</text:p>
        </text:list-item>
        <text:list-item>
          <text:p text:style-name="P119">Regenerate (Regeneracja)</text:p>
        </text:list-item>
        <text:list-item>
          <text:p text:style-name="P119">Regenerate Other (Regeneracja Osoby Trzeciej)</text:p>
        </text:list-item>
        <text:list-item>
          <text:p text:style-name="P119">Regeneration (Uzdrowienie)</text:p>
        </text:list-item>
        <text:list-item>
          <text:p text:style-name="P119">Reinforcing Field (Pole Wzmacniające)</text:p>
        </text:list-item>
        <text:list-item>
          <text:p text:style-name="P119">Release Energy (Wyzwolenie Energii)</text:p>
        </text:list-item>
        <text:list-item>
          <text:p text:style-name="P119">Reload (Przeładowanie)</text:p>
        </text:list-item>
        <text:list-item>
          <text:p text:style-name="P119">Relocate (Relokacja)</text:p>
        </text:list-item>
        <text:list-item>
          <text:p text:style-name="P119">Remote Control (Kontrola Zdalna)</text:p>
        </text:list-item>
        <text:list-item>
          <text:p text:style-name="P119">Remote Viewing (Widzenie na Odległość)</text:p>
        </text:list-item>
        <text:list-item>
          <text:p text:style-name="P119">Repair Flesh (Naprawa Ciała)</text:p>
        </text:list-item>
        <text:list-item>
          <text:p text:style-name="P119">Repel Metal (Odparcie Metalu)</text:p>
        </text:list-item>
        <text:list-item>
          <text:p text:style-name="P119">Reshape (Przebudowa)</text:p>
        </text:list-item>
        <text:list-item>
          <text:p text:style-name="P119">Resilience (Odporność)</text:p>
        </text:list-item>
        <text:list-item>
          <text:p text:style-name="P119">Resilient Duplicate (Odporna Kopia)</text:p>
        </text:list-item>
        <text:list-item>
          <text:p text:style-name="P119">Resilient Ice Armor (Twarda Lodowa Zbroja)</text:p>
        </text:list-item>
        <text:list-item>
          <text:p text:style-name="P119">Resist the Element (Odporność na Żywioły)</text:p>
        </text:list-item>
        <text:list-item>
          <text:p text:style-name="P119">Resist Tricks (Odporność na Sztuczki)</text:p>
        </text:list-item>
        <text:list-item>
          <text:p text:style-name="P145"><text:span text:style-name="T16">Resist Underwater Hazards (</text:span><text:span text:style-name="T22">Odporność na Podwodne Zagrożenia</text:span><text:span text:style-name="T16">)</text:span></text:p>
        </text:list-item>
        <text:list-item>
          <text:p text:style-name="P120">Resonance Field (Pole Rezonansowe)</text:p>
        </text:list-item>
        <text:list-item>
          <text:p text:style-name="P120">Resonant Frequency (Częstotliwość Rezonansowa)</text:p>
        </text:list-item>
        <text:list-item>
          <text:p text:style-name="P120">Resonant Quake (Trzęsienie Rezonansowe)</text:p>
        </text:list-item>
        <text:list-item>
          <text:p text:style-name="P120">Restful Presence (Kojąca Obecność)</text:p>
        </text:list-item>
        <text:list-item>
          <text:p text:style-name="P120">Restore Life (Przywrócenie Życia)</text:p>
        </text:list-item>
        <text:list-item>
          <text:p text:style-name="P146"><text:span text:style-name="T16">Restorative Bloom </text:span><text:span text:style-name="T23">(Odżywczy Wykwit)</text:span></text:p>
        </text:list-item>
        <text:list-item>
          <text:p text:style-name="P121">Resuscitate (Resuscytacja)</text:p>
        </text:list-item>
        <text:list-item>
          <text:p text:style-name="P121">Retinue (Służba)</text:p>
        </text:list-item>
        <text:list-item>
          <text:p text:style-name="P121">Retrieve Memories (Odzyskanie Wspomnień)</text:p>
        </text:list-item>
        <text:list-item>
          <text:p text:style-name="P121">Return to Sender (Kontratak)</text:p>
        </text:list-item>
        <text:list-item>
          <text:p text:style-name="P121">Return to the Obelisk (Powrót do Obelisku)</text:p>
        </text:list-item>
        <text:list-item>
          <text:p text:style-name="P121">Reveal (Ujawnienie)</text:p>
        </text:list-item>
        <text:list-item>
          <text:p text:style-name="P121"><text:soft-page-break/>Ribbons of Dark Matter (Wstęgi Mrocznej Materii)</text:p>
        </text:list-item>
        <text:list-item>
          <text:p text:style-name="P121">Rider (Jeździec)</text:p>
        </text:list-item>
        <text:list-item>
          <text:p text:style-name="P121">Roaming Third Eye (Zdalne Trzecie Oko)</text:p>
        </text:list-item>
        <text:list-item>
          <text:p text:style-name="P121">Robot Assistant (Robot-Asystent)</text:p>
        </text:list-item>
        <text:list-item>
          <text:p text:style-name="P121">Robot Builder (Twórca Robotów)</text:p>
        </text:list-item>
        <text:list-item>
          <text:p text:style-name="P121">Robot Control (Kontrola Robotów)</text:p>
        </text:list-item>
        <text:list-item>
          <text:p text:style-name="P121">Robot Evolution (Robotyczna Ewolucja)</text:p>
        </text:list-item>
        <text:list-item>
          <text:p text:style-name="P121">Robot Fighter (Walczący z Robotami)</text:p>
        </text:list-item>
        <text:list-item>
          <text:p text:style-name="P121">Robot Fleet (Armia Robotów)</text:p>
        </text:list-item>
        <text:list-item>
          <text:p text:style-name="P121">Robot Improvement (Ulepszenie Robota)</text:p>
        </text:list-item>
        <text:list-item>
          <text:p text:style-name="P121">Robot Upgrade (Unowocześnienie Robota)</text:p>
        </text:list-item>
        <text:list-item>
          <text:p text:style-name="P121">Ruin Lore (Wiedza o Ruinach)</text:p>
        </text:list-item>
        <text:list-item>
          <text:p text:style-name="P121">Run and Fight (Bieg i Walka)</text:p>
        </text:list-item>
        <text:list-item>
          <text:p text:style-name="P121">Runner (Biegacz)</text:p>
        </text:list-item>
      </text:list>
      <text:p text:style-name="P36"/>
      <text:p text:style-name="P37">S</text:p>
      <text:p text:style-name="P36"/>
      <text:list xml:id="list3016313757" text:style-name="L18">
        <text:list-item>
          <text:p text:style-name="P122">Safe Fall (Bezpieczny Upadek) </text:p>
        </text:list-item>
        <text:list-item>
          <text:p text:style-name="P147"><text:span text:style-name="T16">Sailor (</text:span><text:span text:style-name="T24">Marynarz)</text:span></text:p>
        </text:list-item>
        <text:list-item>
          <text:p text:style-name="P148"><text:span text:style-name="T24">S</text:span><text:span text:style-name="T16">alvage and Comfort (Kryjówka w Kosmosie)</text:span></text:p>
        </text:list-item>
        <text:list-item>
          <text:p text:style-name="P123">Scan (Skan)</text:p>
        </text:list-item>
        <text:list-item>
          <text:p text:style-name="P123">Scramble Machine (Popsucie Maszyny)</text:p>
        </text:list-item>
        <text:list-item>
          <text:p text:style-name="P123">Scratch Existence (Fazowe Zadrapanie)</text:p>
        </text:list-item>
        <text:list-item>
          <text:p text:style-name="P123">Sculpt Flesh (Rzeźbienie Ciała)</text:p>
        </text:list-item>
        <text:list-item>
          <text:p text:style-name="P123">Sculpt Light (Rzeźbienie Światłem)</text:p>
        </text:list-item>
        <text:list-item>
          <text:p text:style-name="P123">Sea Legs (Morskie Nogi)</text:p>
        </text:list-item>
        <text:list-item>
          <text:p text:style-name="P123">See History (Historia Przedmiotu)</text:p>
        </text:list-item>
        <text:list-item>
          <text:p text:style-name="P123">See the Future (Wizja Przyszłości)</text:p>
        </text:list-item>
        <text:list-item>
          <text:p text:style-name="P123">See The Unseen (Postrzeganie Niewidocznego)</text:p>
        </text:list-item>
        <text:list-item>
          <text:p text:style-name="P123">See Through Matter (Rentgen w Oczach)</text:p>
        </text:list-item>
        <text:list-item>
          <text:p text:style-name="P123">See Through Time (Postrzeganie Czasu)</text:p>
        </text:list-item>
        <text:list-item>
          <text:p text:style-name="P123">Seeds of Fury (Nasiona Furii)</text:p>
        </text:list-item>
        <text:list-item>
          <text:p text:style-name="P123">Seize The Initiative (Przejęcie Inicjatywy)</text:p>
        </text:list-item>
        <text:list-item>
          <text:p text:style-name="P123">Seize The Moment (Chwytaj Moment)</text:p>
        </text:list-item>
        <text:list-item>
          <text:p text:style-name="P123">Se<text:span text:style-name="T55">ns</text:span>e Ambush (Niemożliwy do Zaskoczenia)</text:p>
        </text:list-item>
        <text:list-item>
          <text:p text:style-name="P123">Sense Attitudes (Wyczucie Pobudek)</text:p>
        </text:list-item>
        <text:list-item>
          <text:p text:style-name="P148"><text:span text:style-name="T16">Sensing Package (</text:span><text:span text:style-name="T25">Pakiet Sensoryczny</text:span><text:span text:style-name="T16">)</text:span></text:p>
        </text:list-item>
        <text:list-item>
          <text:p text:style-name="P124">Sensor (Sensor)</text:p>
        </text:list-item>
        <text:list-item>
          <text:p text:style-name="P124">Sensor Array (Sensory Statku Kosmicznego)</text:p>
        </text:list-item>
        <text:list-item>
          <text:p text:style-name="P124">Serv-0 (Serv-0)</text:p>
        </text:list-item>
        <text:list-item>
          <text:p text:style-name="P124">Serv-0 Aim (Celowanie Serv-0)</text:p>
        </text:list-item>
        <text:list-item>
          <text:p text:style-name="P124">Serv-0 Brawler (Servi-0 Wojownik)</text:p>
        </text:list-item>
        <text:list-item>
          <text:p text:style-name="P124">Serv-0 Defender (Serv-0 Obrońca)</text:p>
        </text:list-item>
        <text:list-item>
          <text:p text:style-name="P124">Serv-0 Repair (Naprawa Serv-0)</text:p>
        </text:list-item>
        <text:list-item>
          <text:p text:style-name="P124">Serv-0 Scanner (Skany Serv-0)</text:p>
        </text:list-item>
        <text:list-item>
          <text:p text:style-name="P124">Serv-0 Spy (Serv-0 Szpieg)</text:p>
        </text:list-item>
        <text:list-item>
          <text:p text:style-name="P124">Share Defense (Dzielona Obrona)</text:p>
        </text:list-item>
        <text:list-item>
          <text:p text:style-name="P124">Share The Power (Dzielona Moc)</text:p>
        </text:list-item>
        <text:list-item>
          <text:p text:style-name="P124">Share Senses (Dzielone Zmysły)</text:p>
        </text:list-item>
        <text:list-item>
          <text:p text:style-name="P124">Sharp Senses (Wyostrzone Zmysły)</text:p>
        </text:list-item>
        <text:list-item>
          <text:p text:style-name="P124">Sharp-Eyed (Bystrooki)</text:p>
        </text:list-item>
        <text:list-item>
          <text:p text:style-name="P124">Shatter (Strzaskanie)</text:p>
        </text:list-item>
        <text:list-item>
          <text:p text:style-name="P124"><text:soft-page-break/>Shatter Mind (Strzaskanie Umysłu)</text:p>
        </text:list-item>
        <text:list-item>
          <text:p text:style-name="P124">Shattering Shout (Okrzyk Roztrzaskania)</text:p>
        </text:list-item>
        <text:list-item>
          <text:p text:style-name="P124">Shepherd’s Fury (Furia Pasterza)</text:p>
        </text:list-item>
        <text:list-item>
          <text:p text:style-name="P124">Shield Burst (Wybuch Tarczy)</text:p>
        </text:list-item>
        <text:list-item>
          <text:p text:style-name="P124">Shield Master (Mistrz Tarcz)</text:p>
        </text:list-item>
        <text:list-item>
          <text:p text:style-name="P124">Shield Training (Wyszkolony w Tarczach)</text:p>
        </text:list-item>
        <text:list-item>
          <text:p text:style-name="P124">Ship Footing (Obeznanie ze Statkiem Kosmicznym)</text:p>
        </text:list-item>
        <text:list-item>
          <text:p text:style-name="P124">Shipspeak (Mowa Statku Kosmicznego)</text:p>
        </text:list-item>
        <text:list-item>
          <text:p text:style-name="P124">Shock (Szok)</text:p>
        </text:list-item>
        <text:list-item>
          <text:p text:style-name="P124">Short Teleportation (Krótka Teleportacja)</text:p>
        </text:list-item>
        <text:list-item>
          <text:p text:style-name="P124">Show Them The Way (Wskaż Im Drogę)</text:p>
        </text:list-item>
        <text:list-item>
          <text:p text:style-name="P124">Shred Existence (Potężniejsze Fazowanie)</text:p>
        </text:list-item>
        <text:list-item>
          <text:p text:style-name="P124">Shroud of Flame (Płaszcz Ognia)</text:p>
        </text:list-item>
        <text:list-item>
          <text:p text:style-name="P124">Shrink (Zmniejszenie Się)</text:p>
        </text:list-item>
        <text:list-item>
          <text:p text:style-name="P124">Shrink Others (Zmniejszenie Innych)</text:p>
        </text:list-item>
        <text:list-item>
          <text:p text:style-name="P124">Silent As Space (Cichy Jak Kosmos)</text:p>
        </text:list-item>
        <text:list-item>
          <text:p text:style-name="P124">Skill With Attacks (Umiejętny Atak)</text:p>
        </text:list-item>
        <text:list-item>
          <text:p text:style-name="P124">Skill With Defense (Umiejętna Obrona)</text:p>
        </text:list-item>
        <text:list-item>
          <text:p text:style-name="P124">Sleuth (Detektyw)</text:p>
        </text:list-item>
        <text:list-item>
          <text:p text:style-name="P125">Slice (Cięcie)</text:p>
        </text:list-item>
        <text:list-item>
          <text:p text:style-name="P125">Slip Into Shadow (Skrycie się w Cieniu)</text:p>
        </text:list-item>
        <text:list-item>
          <text:p text:style-name="P125">Slippery (Śliski)</text:p>
        </text:list-item>
        <text:list-item>
          <text:p text:style-name="P125">Slippery Customer (Śliski Klient)</text:p>
        </text:list-item>
        <text:list-item>
          <text:p text:style-name="P125">Small Flight (Mały Lot)</text:p>
        </text:list-item>
        <text:list-item>
          <text:p text:style-name="P125">Smaller (Mniejszy)</text:p>
        </text:list-item>
        <text:list-item>
          <text:p text:style-name="P125">Snap Shot (Podwójny Wystrzał)</text:p>
        </text:list-item>
        <text:list-item>
          <text:p text:style-name="P125">Sneak (Skradanie się)</text:p>
        </text:list-item>
        <text:list-item>
          <text:p text:style-name="P125">Snipe (Wycelowanie)</text:p>
        </text:list-item>
        <text:list-item>
          <text:p text:style-name="P125">Sniper’s Aim (Cel Snipera)</text:p>
        </text:list-item>
        <text:list-item>
          <text:p text:style-name="P125">Something in the Road (Coś na Drodze)</text:p>
        </text:list-item>
        <text:list-item>
          <text:p text:style-name="P125">Soothe Mind and Body (Ukojenia Ciała i Umysłu)</text:p>
        </text:list-item>
        <text:list-item>
          <text:p text:style-name="P125">Soothe the Savage (Ukojenie Dzikiego)</text:p>
        </text:list-item>
        <text:list-item>
          <text:p text:style-name="P125">Soul Interrogation (Przesłuchanie Duszy)</text:p>
        </text:list-item>
        <text:list-item>
          <text:p text:style-name="P125">Sound Conversion Barrier (Bariera Konwersji Dźwięku)</text:p>
        </text:list-item>
        <text:list-item>
          <text:p text:style-name="P125">Space Fighting (Walka w Kosmosie)</text:p>
        </text:list-item>
        <text:list-item>
          <text:p text:style-name="P125">Speaker for the Dead (Mówiący ze Zmarłymi)</text:p>
        </text:list-item>
        <text:list-item>
          <text:p text:style-name="P125">Special Shot (Specjalny Strzał)</text:p>
        </text:list-item>
        <text:list-item>
          <text:p text:style-name="P125">Specialized Basher (Wyspecjalizowany Pięściarz)</text:p>
        </text:list-item>
        <text:list-item>
          <text:p text:style-name="P125">Specialized Throwing (Wyspecjalizowany w Rzucaniu)</text:p>
        </text:list-item>
        <text:list-item>
          <text:p text:style-name="P125">Speed Burst (Przyspieszenie)</text:p>
        </text:list-item>
        <text:list-item>
          <text:p text:style-name="P125">Speedy <text:span text:style-name="T53">R</text:span>ecovery (Szybkie Zdrowienie)</text:p>
        </text:list-item>
        <text:list-item>
          <text:p text:style-name="P125">Spin Attack (Wielokrotny Atak)</text:p>
        </text:list-item>
        <text:list-item>
          <text:p text:style-name="P125">Spin Identity (Fałszywa Tożsamość)</text:p>
        </text:list-item>
        <text:list-item>
          <text:p text:style-name="P125">Spirit Accomplice (Duch <text:span text:style-name="T54">Kompan</text:span>)</text:p>
        </text:list-item>
        <text:list-item>
          <text:p text:style-name="P125">Spot Weakness (Wykrycie Słabości)</text:p>
        </text:list-item>
        <text:list-item>
          <text:p text:style-name="P126">Spray (Ostrzał ciągły)</text:p>
        </text:list-item>
        <text:list-item>
          <text:p text:style-name="P126">Spring Away (Odsunięcie się)</text:p>
        </text:list-item>
        <text:list-item>
          <text:p text:style-name="P126">Sprint and Grab (Bieg i chwyt)</text:p>
        </text:list-item>
        <text:list-item>
          <text:p text:style-name="P126">Spur Effort (Wspólny Wysiłek)</text:p>
        </text:list-item>
        <text:list-item>
          <text:p text:style-name="P126">Stalker (Stalker)</text:p>
        </text:list-item>
        <text:list-item>
          <text:p text:style-name="P126">Stand Watch (Na Straży)</text:p>
        </text:list-item>
        <text:list-item>
          <text:p text:style-name="P126">Stare Them Down (Pojedynek Spojrzeń)</text:p>
        </text:list-item>
        <text:list-item>
          <text:p text:style-name="P126"><text:soft-page-break/>Stasis (Zastój)</text:p>
        </text:list-item>
        <text:list-item>
          <text:p text:style-name="P126">Stay the Course (Regeneracja Sojuszników)</text:p>
        </text:list-item>
        <text:list-item>
          <text:p text:style-name="P126">Steal Power (Kradzież Mocy)</text:p>
        </text:list-item>
        <text:list-item>
          <text:p text:style-name="P126">Stealth Skills (Umiejętności Złodzieja)</text:p>
        </text:list-item>
        <text:list-item>
          <text:p text:style-name="P126">Still As a Statue (Jak Posąg)</text:p>
        </text:list-item>
        <text:list-item>
          <text:p text:style-name="P126">Stimulate (Stymulacja)</text:p>
        </text:list-item>
        <text:list-item>
          <text:p text:style-name="P126">S<text:span text:style-name="T49">t</text:span>one Breaker (Łamiący Kamienie)</text:p>
        </text:list-item>
        <text:list-item>
          <text:p text:style-name="P126">Store Energy (Przechowanie Energii)</text:p>
        </text:list-item>
        <text:list-item>
          <text:p text:style-name="P126">Storm Seed (Przywołanie Burzy)</text:p>
        </text:list-item>
        <text:list-item>
          <text:p text:style-name="P126">Straightforward (Bezpośredni)</text:p>
        </text:list-item>
        <text:list-item>
          <text:p text:style-name="P126">Strategize (Strategia)</text:p>
        </text:list-item>
        <text:list-item>
          <text:p text:style-name="P126">Stronger Together (Silniejsi Razem)</text:p>
        </text:list-item>
        <text:list-item>
          <text:p text:style-name="P126">Stun Attack (Atak Oszałamiający)</text:p>
        </text:list-item>
        <text:list-item>
          <text:p text:style-name="P126">Sturdy (Twardy)</text:p>
        </text:list-item>
        <text:list-item>
          <text:p text:style-name="P126">Subconscious Defense (Podświadoma Obrona)</text:p>
        </text:list-item>
        <text:list-item>
          <text:p text:style-name="P126">Subsonic Rumble (Subsoniczny Hałas)</text:p>
        </text:list-item>
        <text:list-item>
          <text:p text:style-name="P126">Subtle Steps (Ciche Kroki)</text:p>
        </text:list-item>
        <text:list-item>
          <text:p text:style-name="P126">Subtle Tricks (Subtelne Sztuczki)</text:p>
        </text:list-item>
        <text:list-item>
          <text:p text:style-name="P126">Successive Attack (Następny Atak)</text:p>
        </text:list-item>
        <text:list-item>
          <text:p text:style-name="P126">Suggestion (Sugestia)</text:p>
        </text:list-item>
        <text:list-item>
          <text:p text:style-name="P126">Summon Demon (Przywołanie Demona)</text:p>
        </text:list-item>
        <text:list-item>
          <text:p text:style-name="P126">Summon Giant Spider (Przywołanie Wielkiego Pająka)</text:p>
        </text:list-item>
        <text:list-item>
          <text:p text:style-name="P126">Sun Siphon (<text:span text:style-name="T39">Pula Słoneczna</text:span>)</text:p>
        </text:list-item>
        <text:list-item>
          <text:p text:style-name="P127">Sunlight (Śiatło Słońca)</text:p>
        </text:list-item>
        <text:list-item>
          <text:p text:style-name="P127">Superb Explorer (Wspaniały Odkrywca)</text:p>
        </text:list-item>
        <text:list-item>
          <text:p text:style-name="P127">Super Infiltrator (Wspaniały Infiltrator)</text:p>
        </text:list-item>
        <text:list-item>
          <text:p text:style-name="P127">Superior Duplicate (Ulepszona Kopia)</text:p>
        </text:list-item>
        <text:list-item>
          <text:p text:style-name="P127">Surging Confidence (Przypływ Pewności Siebie)</text:p>
        </text:list-item>
        <text:list-item>
          <text:p text:style-name="P127">Su<text:span text:style-name="T55">r</text:span>prise Attack (Atak z Zaskoczenia)</text:p>
        </text:list-item>
        <text:list-item>
          <text:p text:style-name="P127">Swim (Pływanie)</text:p>
        </text:list-item>
        <text:list-item>
          <text:p text:style-name="P127">Swipe (Zamach)</text:p>
        </text:list-item>
      </text:list>
      <text:p text:style-name="P38"/>
      <text:p text:style-name="P39">T</text:p>
      <text:p text:style-name="P38"/>
      <text:list xml:id="list3330745140" text:style-name="L19">
        <text:list-item>
          <text:p text:style-name="P128">Take Command (Wydanie Rozkazu)</text:p>
        </text:list-item>
        <text:list-item>
          <text:p text:style-name="P129">Taking Advantage (Korzystanie z Okazji)</text:p>
        </text:list-item>
        <text:list-item>
          <text:p text:style-name="P129">Tall Tale (Jawne Kłamstwo)</text:p>
        </text:list-item>
        <text:list-item>
          <text:p text:style-name="P129">Targeting Eye (Sokole Oko)</text:p>
        </text:list-item>
        <text:list-item>
          <text:p text:style-name="P129">Task Specialization (Specjalizacja w Zadaniu)</text:p>
        </text:list-item>
        <text:list-item>
          <text:p text:style-name="P129">Task Training (Trening w Zadaniu)</text:p>
        </text:list-item>
        <text:list-item>
          <text:p text:style-name="P129">Taunt Foe (Gnębienie Wroga)</text:p>
        </text:list-item>
        <text:list-item>
          <text:p text:style-name="P129">Teach Trick (Nauczanie Sztuczek)</text:p>
        </text:list-item>
        <text:list-item>
          <text:p text:style-name="P129">Teamwork (Praca Grupowa)</text:p>
        </text:list-item>
        <text:list-item>
          <text:p text:style-name="P129">Tech Skills (Umiejętności Technologiczne)</text:p>
        </text:list-item>
        <text:list-item>
          <text:p text:style-name="P129">Telekinesis (Telekineza)</text:p>
        </text:list-item>
        <text:list-item>
          <text:p text:style-name="P129">Telepathic (Telepatia)</text:p>
        </text:list-item>
        <text:list-item>
          <text:p text:style-name="P129">Telepathic Network (Sieć Telepatyczna)</text:p>
        </text:list-item>
        <text:list-item>
          <text:p text:style-name="P129">Teleportation (Teleportacja)</text:p>
        </text:list-item>
        <text:list-item>
          <text:p text:style-name="P129">Teleportation Burst (Skoki Teleportacyjne)</text:p>
        </text:list-item>
        <text:list-item>
          <text:p text:style-name="P129">Teleportive Wound (Rana Teleportacyjna)</text:p>
        </text:list-item>
        <text:list-item>
          <text:p text:style-name="P129">Telling (Rozmowny)</text:p>
        </text:list-item>
        <text:list-item>
          <text:p text:style-name="P129">Temporal Acceleration (Przyspieszenie Czasoprzestrzenne)</text:p>
        </text:list-item>
        <text:list-item>
          <text:p text:style-name="P129"><text:soft-page-break/>Temporal Dislocation (Czasoprzestrzenne Przesunięcie)</text:p>
        </text:list-item>
        <text:list-item>
          <text:p text:style-name="P129">Temporary Light (Chwilowe Światło)</text:p>
        </text:list-item>
        <text:list-item>
          <text:p text:style-name="P129">Terryfying Gaze (Przerażające Spojrzenie)</text:p>
        </text:list-item>
        <text:list-item>
          <text:p text:style-name="P129">Terryfying Image (Przerażający Obraz)</text:p>
        </text:list-item>
        <text:list-item>
          <text:p text:style-name="P129">Terryfying Presence (Przerażająca Obecność)</text:p>
        </text:list-item>
        <text:list-item>
          <text:p text:style-name="P129">There’s Your Problem (Oto Twój Problem)</text:p>
        </text:list-item>
        <text:list-item>
          <text:p text:style-name="P129">Thief’s Luck (Szczęście Złodzieja)</text:p>
        </text:list-item>
        <text:list-item>
          <text:p text:style-name="P129">Think Your Way Out (Przemyślenie Problemów)</text:p>
        </text:list-item>
        <text:list-item>
          <text:p text:style-name="P129">Thinking Ahead (Uprzednie Planowanie)</text:p>
        </text:list-item>
        <text:list-item>
          <text:p text:style-name="P129">Third Eye (Trzecie Oko)</text:p>
        </text:list-item>
        <text:list-item>
          <text:p text:style-name="P129">Throw (Rzut)</text:p>
        </text:list-item>
        <text:list-item>
          <text:p text:style-name="P129">Throw Enchanted Weapon (Rzut Zaczarowaną Bronią)</text:p>
        </text:list-item>
        <text:list-item>
          <text:p text:style-name="P129">Throw Force Shield (Rzut Tarczą Siłową)</text:p>
        </text:list-item>
        <text:list-item>
          <text:p text:style-name="P129">Thrust (Pchnięcie)</text:p>
        </text:list-item>
        <text:list-item>
          <text:p text:style-name="P129">Thunder Beam (Promień Grzmotu)</text:p>
        </text:list-item>
        <text:list-item>
          <text:p text:style-name="P129">Time Doppelganger (Sobowtór Czasoprzestrzenny)</text:p>
        </text:list-item>
        <text:list-item>
          <text:p text:style-name="P129">Time Loop (Pętla Czasu)</text:p>
        </text:list-item>
        <text:list-item>
          <text:p text:style-name="P129">Time Travel (Podróż w Czasie)</text:p>
        </text:list-item>
        <text:list-item>
          <text:p text:style-name="P129">Tinker (Majsterkowanie)</text:p>
        </text:list-item>
        <text:list-item>
          <text:p text:style-name="P129">Tiny (Malutki)</text:p>
        </text:list-item>
        <text:list-item>
          <text:p text:style-name="P129">Tool Mastery (Mistrzostwo Narzędzi)</text:p>
        </text:list-item>
        <text:list-item>
          <text:p text:style-name="P129">Total Awareness (Całkowita Świadomość)</text:p>
        </text:list-item>
        <text:list-item>
          <text:p text:style-name="P129">Totally Chill (Wyluzowanie)</text:p>
        </text:list-item>
        <text:list-item>
          <text:p text:style-name="P129">Tough as Nails (Wyjątkowo Wytrzymały)</text:p>
        </text:list-item>
        <text:list-item>
          <text:p text:style-name="P129">Tough it Out (Stwardniały)</text:p>
        </text:list-item>
        <text:list-item>
          <text:p text:style-name="P129">Tower of Intellect (Wieża Intelektu)</text:p>
        </text:list-item>
        <text:list-item>
          <text:p text:style-name="P129">Tower of Will (Wieża Siły Woli)</text:p>
        </text:list-item>
        <text:list-item>
          <text:p text:style-name="P129">Tracker (Łowczy)</text:p>
        </text:list-item>
        <text:list-item>
          <text:p text:style-name="P129">Trained Basher (Wyszkolony Mia<text:span text:style-name="T40">ż</text:span>dżyciel)</text:p>
        </text:list-item>
        <text:list-item>
          <text:p text:style-name="P129">Trained Excavator (Wyszkolony <text:span text:style-name="T41">Archeolog)</text:span></text:p>
        </text:list-item>
        <text:list-item>
          <text:p text:style-name="P130">Trained Gunner (Wyszkolony Rewolwerowiec)</text:p>
        </text:list-item>
        <text:list-item>
          <text:p text:style-name="P130">Trainet Interlocutor (Wyszkolony Dyskutant)</text:p>
        </text:list-item>
        <text:list-item>
          <text:p text:style-name="P130">Trained Slayer (Wyszkolony Morderca)</text:p>
        </text:list-item>
        <text:list-item>
          <text:p text:style-name="P130">Trained Swimmer (Wyszkolony Pływak)</text:p>
        </text:list-item>
        <text:list-item>
          <text:p text:style-name="P130">Trained Without Armor (Wyszkolony Bez Zbroi)</text:p>
        </text:list-item>
        <text:list-item>
          <text:p text:style-name="P130">Transcend the Script (<text:span text:style-name="T42">Oratorska Inspiracja</text:span>)</text:p>
        </text:list-item>
        <text:list-item>
          <text:p text:style-name="P131">Trapfinder (Znajdywacz Pułapek)</text:p>
        </text:list-item>
        <text:list-item>
          <text:p text:style-name="P131">Trapster (Twórca Pułapek)</text:p>
        </text:list-item>
        <text:list-item>
          <text:p text:style-name="P131">Travel Skills (Umiejętności Podróżnicze)</text:p>
        </text:list-item>
        <text:list-item>
          <text:p text:style-name="P131">Traverse the Worlds (Podróż Między Światami)</text:p>
        </text:list-item>
        <text:list-item>
          <text:p text:style-name="P131">Tree Companion (Drzewny <text:span text:style-name="T54">Kompan</text:span>)</text:p>
        </text:list-item>
        <text:list-item>
          <text:p text:style-name="P131">Tree Travel (Podroż Przez Drzewa)</text:p>
        </text:list-item>
        <text:list-item>
          <text:p text:style-name="P131">Trick Driver (Uzdolniony Kierowca)</text:p>
        </text:list-item>
        <text:list-item>
          <text:p text:style-name="P131">Trick Shot (Podwójny Strzał)</text:p>
        </text:list-item>
        <text:list-item>
          <text:p text:style-name="P131">True Defender (Prawdziwy Obrońca)</text:p>
        </text:list-item>
        <text:list-item>
          <text:p text:style-name="P131">True Guardian (Prawdziwy Strażnik)</text:p>
        </text:list-item>
        <text:list-item>
          <text:p text:style-name="P131">True Necromancy (Prawdziwa Nekromancja)</text:p>
        </text:list-item>
        <text:list-item>
          <text:p text:style-name="P131">True Senses (Prawdziwe Zmysły)</text:p>
        </text:list-item>
        <text:list-item>
          <text:p text:style-name="P131">Trust to Luck (Zaufaj Swemu Szczęściu)</text:p>
        </text:list-item>
        <text:list-item>
          <text:p text:style-name="P131">Tumbling Moves (<text:span text:style-name="T43">Błyskotliwe Ruchy</text:span>)</text:p>
        </text:list-item>
        <text:list-item>
          <text:p text:style-name="P132">Twist of Fate (Zmiana Przeznaczenia)</text:p>
        </text:list-item>
        <text:list-item>
          <text:p text:style-name="P132">Twisting the Knife (Obrócenie Noża)</text:p>
        </text:list-item>
        <text:list-item>
          <text:p text:style-name="P132"><text:soft-page-break/>Two Things at Once (Dwie Sprawy na Raz)</text:p>
        </text:list-item>
      </text:list>
      <text:p text:style-name="P40"/>
      <text:p text:style-name="P41">U</text:p>
      <text:p text:style-name="P40"/>
      <text:list xml:id="list2108902340" text:style-name="L20">
        <text:list-item>
          <text:p text:style-name="P133">Ultra Enhancement (Ultra Wzmocnienie)</text:p>
        </text:list-item>
        <text:list-item>
          <text:p text:style-name="P134">Unarmored Fightning Style (Sztuki Walki)</text:p>
        </text:list-item>
        <text:list-item>
          <text:p text:style-name="P134">Unarmored Fighter (Wojownik bez Zbroi)</text:p>
        </text:list-item>
        <text:list-item>
          <text:p text:style-name="P134">Uncanny Luck (Niezwykłe Szczęście)</text:p>
        </text:list-item>
        <text:list-item>
          <text:p text:style-name="P134">Understanding (Zrozumienie)</text:p>
        </text:list-item>
        <text:list-item>
          <text:p text:style-name="P134">Underworld Contacts (Kontakty w Półświatku)</text:p>
        </text:list-item>
        <text:list-item>
          <text:p text:style-name="P134">Undo (Cofnij)</text:p>
        </text:list-item>
        <text:list-item>
          <text:p text:style-name="P134">Unexpected Betrayal (Niespodziewana Zdrada)</text:p>
        </text:list-item>
        <text:list-item>
          <text:p text:style-name="P134">Unmovable (Nieporuszalny)</text:p>
        </text:list-item>
        <text:list-item>
          <text:p text:style-name="P134">Unraveling Consumption (Wysuszająca Konsumpcja)</text:p>
        </text:list-item>
        <text:list-item>
          <text:p text:style-name="P134">Untouchable (<text:span text:style-name="T44">Nietykalny</text:span>)</text:p>
        </text:list-item>
        <text:list-item>
          <text:p text:style-name="P134">Untouchable While Moving (<text:span text:style-name="T44">Nietykalny</text:span> Podczas Ruchu)</text:p>
        </text:list-item>
        <text:list-item>
          <text:p text:style-name="P135">Up to Speed (Rozpęd)</text:p>
        </text:list-item>
        <text:list-item>
          <text:p text:style-name="P135">Use Senses of Others (Podłączony do Cudzych Zmysłów)</text:p>
        </text:list-item>
        <text:list-item>
          <text:p text:style-name="P135">Using the Environment (Korzyści z Otoczenia)</text:p>
        </text:list-item>
        <text:list-item>
          <text:p text:style-name="P135">Using What’s Available (Korzystanie z Dostępnych Opcji)</text:p>
        </text:list-item>
        <text:list-item>
          <text:p text:style-name="P135">Usurp Cypher (Absorpcja Cyphera)</text:p>
        </text:list-item>
      </text:list>
      <text:p text:style-name="P42"/>
      <text:p text:style-name="P43">V</text:p>
      <text:p text:style-name="P42"/>
      <text:list xml:id="list1584657134" text:style-name="L21">
        <text:list-item>
          <text:p text:style-name="P136">Vacuum Skilled (Umiejętności Kosmiczne)</text:p>
        </text:list-item>
        <text:list-item>
          <text:p text:style-name="P136">Vanish (Zniknięcie)</text:p>
        </text:list-item>
        <text:list-item>
          <text:p text:style-name="P136">Verbal Misdirection (Konfuzja Słowem)</text:p>
        </text:list-item>
        <text:list-item>
          <text:p text:style-name="P136">Versatile Mind (Uniwersalny Umysł)</text:p>
        </text:list-item>
        <text:list-item>
          <text:p text:style-name="P136">Very Long Sprinting (Bardzo Długi Bi<text:span text:style-name="T67">e</text:span>g Fazowy)</text:p>
        </text:list-item>
        <text:list-item>
          <text:p text:style-name="P136">Vigilance (Czujność)</text:p>
        </text:list-item>
        <text:list-item>
          <text:p text:style-name="P136">Vigilant (Czujny)</text:p>
        </text:list-item>
        <text:list-item>
          <text:p text:style-name="P136">Vindictive Performance (Okrutne Przedstawienie)</text:p>
        </text:list-item>
        <text:list-item>
          <text:p text:style-name="P136">Void Wings (Skrzydła Pustki)</text:p>
        </text:list-item>
      </text:list>
      <text:p text:style-name="P42"/>
      <text:p text:style-name="P43">W</text:p>
      <text:p text:style-name="P42"/>
      <text:list xml:id="list2503810579" text:style-name="L22">
        <text:list-item>
          <text:p text:style-name="P137">Walk Throught Walls (Przechodzenie Przez Ściany)</text:p>
        </text:list-item>
        <text:list-item>
          <text:p text:style-name="P137">Wall of Lightning (Ściana Błyskawic)</text:p>
        </text:list-item>
        <text:list-item>
          <text:p text:style-name="P137">Wall With Teeth (Uzębiona Ściana)</text:p>
        </text:list-item>
        <text:list-item>
          <text:p text:style-name="P137">War Flesh (Ciało Bitewne)</text:p>
        </text:list-item>
        <text:list-item>
          <text:p text:style-name="P137">Ward (Magia Obronna)</text:p>
        </text:list-item>
        <text:list-item>
          <text:p text:style-name="P137">Warding Shield (Tarcza Obronna)</text:p>
        </text:list-item>
        <text:list-item>
          <text:p text:style-name="P137">Water Adaptation (Wodna Adaptacja)</text:p>
        </text:list-item>
        <text:list-item>
          <text:p text:style-name="P137">Weapon and Body (Broń i Cios)</text:p>
        </text:list-item>
        <text:list-item>
          <text:p text:style-name="P137">Weapon Crafter (Twórca Broni)</text:p>
        </text:list-item>
        <text:list-item>
          <text:p text:style-name="P137">Weapon Defense (Obrona Bronią)</text:p>
        </text:list-item>
        <text:list-item>
          <text:p text:style-name="P137">Weapon Master (Mistrz Broni)</text:p>
        </text:list-item>
        <text:list-item>
          <text:p text:style-name="P137">Weaponization (Uzbrojenie)</text:p>
        </text:list-item>
        <text:list-item>
          <text:p text:style-name="P137">Wear it Well (Jak Druga Skóra)</text:p>
        </text:list-item>
        <text:list-item>
          <text:p text:style-name="P137">Weather the Vicissitudes (Ochrona Przed Zmiennym Losem)</text:p>
        </text:list-item>
        <text:list-item>
          <text:p text:style-name="P137">Weight of the World (Ciężar Świata)</text:p>
        </text:list-item>
        <text:list-item>
          <text:p text:style-name="P137">Weightless Shot (Wystrzał Mikrograwitacyjny)</text:p>
        </text:list-item>
        <text:list-item>
          <text:p text:style-name="P137"><text:soft-page-break/>Weighty (Ciężki)</text:p>
        </text:list-item>
        <text:list-item>
          <text:p text:style-name="P137">Weird Science Breakthrought (Przełom w Badaniach Dziwnej Nauki)</text:p>
        </text:list-item>
        <text:list-item>
          <text:p text:style-name="P149"><text:span text:style-name="T16">Whirlwind of Throws (</text:span><text:span text:style-name="T26">Wir</text:span><text:span text:style-name="T16"> Rzut</text:span><text:span text:style-name="T26">ek</text:span><text:span text:style-name="T16">)</text:span></text:p>
        </text:list-item>
        <text:list-item>
          <text:p text:style-name="P138">Wild Camouflage (Dziki Kamuflaż)</text:p>
        </text:list-item>
        <text:list-item>
          <text:p text:style-name="P138">The Wild Is on Your Side (Przyroda po Twojej Stornie)</text:p>
        </text:list-item>
        <text:list-item>
          <text:p text:style-name="P138">Wild Insight (Dzikie Oświecenie)</text:p>
        </text:list-item>
        <text:list-item>
          <text:p text:style-name="P138">Wild Vitality (Dzikie Zdrowie)</text:p>
        </text:list-item>
        <text:list-item>
          <text:p text:style-name="P138">Wildcard Powers (Dzikie Zdolności)</text:p>
        </text:list-item>
        <text:list-item>
          <text:p text:style-name="P138">Wilderness Awareness (Dzika Świadomość)</text:p>
        </text:list-item>
        <text:list-item>
          <text:p text:style-name="P138">Wilderness Encouragement (Dzika Zachęta)</text:p>
        </text:list-item>
        <text:list-item>
          <text:p text:style-name="P138">Wilderness Explorer (Badacz Dziczy)</text:p>
        </text:list-item>
        <text:list-item>
          <text:p text:style-name="P138">Wilderness Life (Życie w Dziczy)</text:p>
        </text:list-item>
        <text:list-item>
          <text:p text:style-name="P138">Wilderness Lore (Wiedza o Dziczy)</text:p>
        </text:list-item>
        <text:list-item>
          <text:p text:style-name="P138">Will of the Leader (Wola Lidera)</text:p>
        </text:list-item>
        <text:list-item>
          <text:p text:style-name="P138">Will of Legend (Legendarna Wola)</text:p>
        </text:list-item>
        <text:list-item>
          <text:p text:style-name="P138">Willing Sacrifice (Chętna Ofiara)</text:p>
        </text:list-item>
        <text:list-item>
          <text:p text:style-name="P138">Wind Armor (Zbroja Wiatru)</text:p>
        </text:list-item>
        <text:list-item>
          <text:p text:style-name="P138">Wind Chariot (Rydwan Wiatru)</text:p>
        </text:list-item>
        <text:list-item>
          <text:p text:style-name="P138">Windrider (Jeździec Wiatru)</text:p>
        </text:list-item>
        <text:list-item>
          <text:p text:style-name="P138">Windwracked Traveler (Podróżnik Niszczącego Wiatru)</text:p>
        </text:list-item>
        <text:list-item>
          <text:p text:style-name="P138">Wings of Fire (Skrzydła Ognia)</text:p>
        </text:list-item>
        <text:list-item>
          <text:p text:style-name="P138">Wing Weapons (Skrzydła-Bronie)</text:p>
        </text:list-item>
        <text:list-item>
          <text:p text:style-name="P138">Winter Gauntlets (Zimowe Rękawice)</text:p>
        </text:list-item>
        <text:list-item>
          <text:p text:style-name="P138">Wooden Body (Ciało z Drewna)</text:p>
        </text:list-item>
        <text:list-item>
          <text:p text:style-name="P138">Word of Command (Słowo Rozkazu)</text:p>
        </text:list-item>
        <text:list-item>
          <text:p text:style-name="P138">Word of Death (Słowo Śmierci)</text:p>
        </text:list-item>
        <text:list-item>
          <text:p text:style-name="P138">Work the Friendship (Wsparcie Przyjaciela)</text:p>
        </text:list-item>
        <text:list-item>
          <text:p text:style-name="P138">Wormhole (Tunel Czasoprzestrzenny)</text:p>
        </text:list-item>
        <text:list-item>
          <text:p text:style-name="P138">Wound Tender (Opatrywanie Ran)</text:p>
        </text:list-item>
        <text:list-item>
          <text:p text:style-name="P138">Wraith Cloak (Płaszcz Gniewu)</text:p>
        </text:list-item>
        <text:list-item>
          <text:p text:style-name="P138">Wreck (Zniszczenie)</text:p>
        </text:list-item>
        <text:list-item>
          <text:p text:style-name="P138">Wrest From Chance (Ucieczka od Złego Losu)</text:p>
        </text:list-item>
      </text:list>
      <text:p text:style-name="P44"/>
      <text:p text:style-name="P45">Y</text:p>
      <text:p text:style-name="P44"/>
      <text:list xml:id="list4222610996" text:style-name="L23">
        <text:list-item>
          <text:p text:style-name="P139">You Studied (Dobrze Wykształcony)</text:p>
        </text:list-item>
      </text:list>
      <text:p text:style-name="P44"/>
      <text:p text:style-name="P45">Z</text:p>
      <text:p text:style-name="P44"/>
      <text:list xml:id="list1056217954" text:style-name="L24">
        <text:list-item>
          <text:p text:style-name="P140">Zero Dark Eyes (Oczy Przyzwyczajone do Ciemności)</text:p>
        </text:list-item>
      </text:list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6-01T17:44:03.937000000</dc:date>
    <meta:editing-duration>PT18H15M5S</meta:editing-duration>
    <meta:editing-cycles>61</meta:editing-cycles>
    <meta:document-statistic meta:table-count="0" meta:image-count="0" meta:object-count="0" meta:page-count="23" meta:paragraph-count="1134" meta:word-count="5795" meta:character-count="38375" meta:non-whitespace-character-count="34815"/>
  </office:meta>
</office:document-meta>
</file>